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1D8F15A104ED15BFC5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Ariel" svg:font-family="Arie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nsolas" svg:font-family="Consol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7in" table:align="margins" style:writing-mode="lr-tb"/>
    </style:style>
    <style:style style:name="Table5.A" style:family="table-column">
      <style:table-column-properties style:column-width="3.4993in" style:rel-column-width="32760*"/>
    </style:style>
    <style:style style:name="Table5.B" style:family="table-column">
      <style:table-column-properties style:column-width="3.5007in" style:rel-column-width="32775*"/>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3" style:family="table">
      <style:table-properties style:width="6.9986in" table:align="left" style:writing-mode="lr-tb"/>
    </style:style>
    <style:style style:name="Table3.A" style:family="table-column">
      <style:table-column-properties style:column-width="0.3743in"/>
    </style:style>
    <style:style style:name="Table3.B" style:family="table-column">
      <style:table-column-properties style:column-width="2.8146in"/>
    </style:style>
    <style:style style:name="Table3.C" style:family="table-column">
      <style:table-column-properties style:column-width="3.8097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Body">
      <style:text-properties officeooo:rsid="0042ca94" officeooo:paragraph-rsid="0042ca94"/>
    </style:style>
    <style:style style:name="P2" style:family="paragraph" style:parent-style-name="Table_20_Contents">
      <style:text-properties officeooo:rsid="00430e5d" officeooo:paragraph-rsid="00430e5d"/>
    </style:style>
    <style:style style:name="P3" style:family="paragraph" style:parent-style-name="Body">
      <style:text-properties style:font-name="Courier" officeooo:paragraph-rsid="00430e5d"/>
    </style:style>
    <style:style style:name="P4" style:family="paragraph" style:parent-style-name="Table_20_Contents">
      <style:text-properties officeooo:paragraph-rsid="00430e5d"/>
    </style:style>
    <style:style style:name="P5" style:family="paragraph" style:parent-style-name="Body">
      <style:text-properties style:font-name="Courier" fo:language="en" fo:country="GB" officeooo:paragraph-rsid="00430e5d"/>
    </style:style>
    <style:style style:name="P6" style:family="paragraph" style:parent-style-name="Standard">
      <style:paragraph-properties fo:margin-left="0in" fo:margin-right="0in" fo:text-align="start" style:justify-single-word="false" fo:text-indent="0in" style:auto-text-indent="false"/>
    </style:style>
    <style:style style:name="P7" style:family="paragraph" style:parent-style-name="Standard">
      <style:text-properties officeooo:rsid="0051b131" officeooo:paragraph-rsid="0051b131"/>
    </style:style>
    <style:style style:name="P8" style:family="paragraph" style:parent-style-name="Footer">
      <style:text-properties officeooo:paragraph-rsid="0025e651"/>
    </style:style>
    <style:style style:name="P9" style:family="paragraph" style:parent-style-name="Standard">
      <style:paragraph-properties fo:margin-top="0.111in" fo:margin-bottom="0in" loext:contextual-spacing="false"/>
    </style:style>
    <style:style style:name="P10" style:family="paragraph" style:parent-style-name="Legals">
      <style:text-properties officeooo:paragraph-rsid="0025e651"/>
    </style:style>
    <style:style style:name="P11" style:family="paragraph" style:parent-style-name="Body">
      <style:paragraph-properties fo:orphans="2" fo:widows="2" style:writing-mode="lr-tb"/>
    </style:style>
    <style:style style:name="P12" style:family="paragraph" style:parent-style-name="Body">
      <style:paragraph-properties fo:orphans="2" fo:widows="2" style:writing-mode="lr-tb"/>
      <style:text-properties fo:color="#000000" fo:font-size="10pt" fo:language="en" fo:country="US" fo:font-style="normal" officeooo:rsid="0051723e" officeooo:paragraph-rsid="0051723e" style:font-name-asian="Times New Roman" style:font-size-asian="10pt" style:font-style-asian="normal" style:font-name-complex="Times New Roman" style:font-size-complex="10pt" style:language-complex="ar" style:country-complex="SA" style:font-style-complex="normal"/>
    </style:style>
    <style:style style:name="P13"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4" style:family="paragraph" style:parent-style-name="CellBody">
      <style:paragraph-properties fo:keep-with-next="always" style:snap-to-layout-grid="false"/>
      <style:text-properties fo:language="en" fo:country="US" style:language-complex="ar" style:country-complex="SA"/>
    </style:style>
    <style:style style:name="P15" style:family="paragraph" style:parent-style-name="CellBody">
      <style:paragraph-properties fo:keep-with-next="always" style:snap-to-layout-grid="false"/>
      <style:text-properties fo:language="en" fo:country="US" officeooo:rsid="002ce0e7" officeooo:paragraph-rsid="002ce0e7" style:language-complex="ar" style:country-complex="SA"/>
    </style:style>
    <style:style style:name="P16" style:family="paragraph" style:parent-style-name="CellBody">
      <style:paragraph-properties style:snap-to-layout-grid="false"/>
      <style:text-properties fo:language="en" fo:country="US" style:language-complex="ar" style:country-complex="SA"/>
    </style:style>
    <style:style style:name="P17" style:family="paragraph" style:parent-style-name="CellBody">
      <style:paragraph-properties style:snap-to-layout-grid="false"/>
      <style:text-properties fo:language="en" fo:country="US" officeooo:rsid="002ce0e7" officeooo:paragraph-rsid="002ce0e7" style:language-complex="ar" style:country-complex="SA"/>
    </style:style>
    <style:style style:name="P18" style:family="paragraph" style:parent-style-name="CellBody">
      <style:paragraph-properties style:snap-to-layout-grid="false"/>
      <style:text-properties fo:language="en" fo:country="US" officeooo:rsid="00572a4e" officeooo:paragraph-rsid="00572a4e" style:language-complex="ar" style:country-complex="SA"/>
    </style:style>
    <style:style style:name="P19" style:family="paragraph" style:parent-style-name="CellBody">
      <style:text-properties fo:color="#000000" fo:language="en" fo:country="US" fo:font-style="italic" style:font-style-asian="italic" style:language-complex="ar" style:country-complex="SA"/>
    </style:style>
    <style:style style:name="P20" style:family="paragraph" style:parent-style-name="CellBody">
      <style:paragraph-properties style:snap-to-layout-grid="false"/>
      <style:text-properties fo:color="#000000" fo:language="en" fo:country="US" fo:font-style="italic" officeooo:rsid="002aac32" officeooo:paragraph-rsid="002aac32" style:font-style-asian="italic" style:language-complex="ar" style:country-complex="SA"/>
    </style:style>
    <style:style style:name="P21"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22" style:family="paragraph" style:parent-style-name="CellBody">
      <style:paragraph-properties style:snap-to-layout-grid="false"/>
      <style:text-properties fo:color="#000000" fo:language="en" fo:country="US" fo:font-style="italic" officeooo:paragraph-rsid="00572a4e" style:font-style-asian="italic" style:language-complex="ar" style:country-complex="SA"/>
    </style:style>
    <style:style style:name="P23" style:family="paragraph" style:parent-style-name="CellBody">
      <style:paragraph-properties style:snap-to-layout-grid="false"/>
      <style:text-properties fo:color="#000000" fo:language="en" fo:country="US" fo:font-style="italic" officeooo:rsid="00572a4e" officeooo:paragraph-rsid="00572a4e" style:font-style-asian="italic" style:language-complex="ar" style:country-complex="SA"/>
    </style:style>
    <style:style style:name="P24" style:family="paragraph" style:parent-style-name="Document_20_Title">
      <style:text-properties fo:language="en" fo:country="US" style:language-complex="ar" style:country-complex="SA"/>
    </style:style>
    <style:style style:name="P25"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text-properties fo:language="en" fo:country="US" style:language-complex="ar" style:country-complex="SA"/>
    </style:style>
    <style:style style:name="P26"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text-properties fo:language="en" fo:country="US" style:language-complex="ar" style:country-complex="SA"/>
    </style:style>
    <style:style style:name="P27" style:family="paragraph" style:parent-style-name="Body">
      <style:text-properties officeooo:paragraph-rsid="0021c380"/>
    </style:style>
    <style:style style:name="P28" style:family="paragraph" style:parent-style-name="Body">
      <style:text-properties fo:color="#ff0000" fo:language="en" fo:country="US" fo:font-style="italic" style:font-style-asian="italic" style:language-complex="ar" style:country-complex="SA"/>
    </style:style>
    <style:style style:name="P29" style:family="paragraph" style:parent-style-name="Body">
      <style:paragraph-properties fo:text-align="center" style:justify-single-word="false"/>
      <style:text-properties fo:color="#ff0000" fo:language="en" fo:country="US" fo:font-style="italic" style:font-style-asian="italic" style:language-complex="ar" style:country-complex="SA"/>
    </style:style>
    <style:style style:name="P30" style:family="paragraph" style:parent-style-name="Body">
      <style:text-properties fo:language="en" fo:country="US" style:language-complex="ar" style:country-complex="SA"/>
    </style:style>
    <style:style style:name="P31" style:family="paragraph" style:parent-style-name="Body">
      <style:text-properties fo:language="en" fo:country="US" officeooo:rsid="001febee" officeooo:paragraph-rsid="0021c380" style:language-complex="ar" style:country-complex="SA"/>
    </style:style>
    <style:style style:name="P32"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33" style:family="paragraph" style:parent-style-name="Body">
      <style:text-properties fo:color="#000000" fo:language="en" fo:country="US" fo:font-style="normal" style:font-style-asian="normal" style:language-complex="ar" style:country-complex="SA" style:font-style-complex="normal"/>
    </style:style>
    <style:style style:name="P34" style:family="paragraph" style:parent-style-name="Body">
      <style:text-properties fo:color="#000000" fo:language="en" fo:country="US" fo:font-style="normal" officeooo:paragraph-rsid="002d1e50" style:font-style-asian="normal" style:language-complex="ar" style:country-complex="SA" style:font-style-complex="normal"/>
    </style:style>
    <style:style style:name="P35" style:family="paragraph" style:parent-style-name="Body">
      <style:text-properties fo:color="#000000" fo:language="en" fo:country="US" fo:font-style="normal" officeooo:rsid="00348910" style:font-style-asian="normal" style:language-complex="ar" style:country-complex="SA" style:font-style-complex="normal"/>
    </style:style>
    <style:style style:name="P36" style:family="paragraph" style:parent-style-name="Body">
      <style:text-properties fo:color="#000000" fo:language="en" fo:country="US" fo:font-style="normal" officeooo:rsid="0037b2d2" officeooo:paragraph-rsid="0037b2d2" style:font-style-asian="normal" style:language-complex="ar" style:country-complex="SA" style:font-style-complex="normal"/>
    </style:style>
    <style:style style:name="P37" style:family="paragraph" style:parent-style-name="Body">
      <style:text-properties officeooo:rsid="0037b2d2" officeooo:paragraph-rsid="0037b2d2"/>
    </style:style>
    <style:style style:name="P38" style:family="paragraph" style:parent-style-name="Body">
      <style:text-properties officeooo:rsid="003acac9" officeooo:paragraph-rsid="003acac9"/>
    </style:style>
    <style:style style:name="P39" style:family="paragraph" style:parent-style-name="Body">
      <style:text-properties officeooo:rsid="003f2b8c" officeooo:paragraph-rsid="003f2b8c"/>
    </style:style>
    <style:style style:name="P40" style:family="paragraph" style:parent-style-name="Body">
      <style:text-properties style:font-name="Courier" officeooo:paragraph-rsid="00430e5d"/>
    </style:style>
    <style:style style:name="P41" style:family="paragraph" style:parent-style-name="Body">
      <style:text-properties style:font-name="Courier" officeooo:rsid="004a2b6a" officeooo:paragraph-rsid="0051723e"/>
    </style:style>
    <style:style style:name="P42" style:family="paragraph" style:parent-style-name="Body">
      <style:text-properties style:font-name="Courier" officeooo:rsid="00490ace" officeooo:paragraph-rsid="0051723e"/>
    </style:style>
    <style:style style:name="P43" style:family="paragraph" style:parent-style-name="Body">
      <style:text-properties officeooo:rsid="0036976a" officeooo:paragraph-rsid="00506976"/>
    </style:style>
    <style:style style:name="P44" style:family="paragraph" style:parent-style-name="Body">
      <style:text-properties officeooo:rsid="00490ace" officeooo:paragraph-rsid="0051723e"/>
    </style:style>
    <style:style style:name="P45" style:family="paragraph" style:parent-style-name="Body">
      <style:text-properties officeooo:rsid="0045d56c" officeooo:paragraph-rsid="0051723e"/>
    </style:style>
    <style:style style:name="P46" style:family="paragraph" style:parent-style-name="Body">
      <style:text-properties officeooo:rsid="00479011" officeooo:paragraph-rsid="0051723e"/>
    </style:style>
    <style:style style:name="P47" style:family="paragraph" style:parent-style-name="Body">
      <style:text-properties fo:color="#ef413d" officeooo:rsid="00479011" officeooo:paragraph-rsid="0051723e"/>
    </style:style>
    <style:style style:name="P48" style:family="paragraph" style:parent-style-name="Body">
      <style:text-properties fo:color="#ef413d" officeooo:rsid="004a2b6a" officeooo:paragraph-rsid="004d4e56"/>
    </style:style>
    <style:style style:name="P49" style:family="paragraph" style:parent-style-name="Body">
      <style:text-properties officeooo:rsid="0051723e" officeooo:paragraph-rsid="0051723e"/>
    </style:style>
    <style:style style:name="P50" style:family="paragraph" style:parent-style-name="Body">
      <style:text-properties officeooo:rsid="004d0c9f" officeooo:paragraph-rsid="0051b131"/>
    </style:style>
    <style:style style:name="P51" style:family="paragraph" style:parent-style-name="Body">
      <style:text-properties officeooo:rsid="0051b131" officeooo:paragraph-rsid="0051b131"/>
    </style:style>
    <style:style style:name="P52" style:family="paragraph" style:parent-style-name="Body">
      <style:text-properties officeooo:rsid="00531a9d" officeooo:paragraph-rsid="00531a9d"/>
    </style:style>
    <style:style style:name="P53" style:family="paragraph" style:parent-style-name="Body">
      <style:text-properties officeooo:rsid="00538f96" officeooo:paragraph-rsid="00538f96"/>
    </style:style>
    <style:style style:name="P54" style:family="paragraph" style:parent-style-name="Body">
      <style:text-properties officeooo:rsid="00543a06" officeooo:paragraph-rsid="00543a06"/>
    </style:style>
    <style:style style:name="P55" style:family="paragraph" style:parent-style-name="Body">
      <style:text-properties officeooo:rsid="0042ca94" officeooo:paragraph-rsid="0042ca94"/>
    </style:style>
    <style:style style:name="P56" style:family="paragraph" style:parent-style-name="Body">
      <style:text-properties officeooo:rsid="003c8ff0" officeooo:paragraph-rsid="003c8ff0"/>
    </style:style>
    <style:style style:name="P57" style:family="paragraph" style:parent-style-name="Body">
      <style:text-properties style:text-position="0% 100%" fo:font-weight="bold" officeooo:rsid="00574a07" officeooo:paragraph-rsid="00574a07" style:font-weight-asian="bold" style:font-weight-complex="bold"/>
    </style:style>
    <style:style style:name="P58"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59" style:family="paragraph" style:parent-style-name="Standard">
      <style:text-properties style:font-name="Arial" fo:language="en" fo:country="US" officeooo:paragraph-rsid="0021c380" style:language-complex="ar" style:country-complex="SA"/>
    </style:style>
    <style:style style:name="P60" style:family="paragraph" style:parent-style-name="Standard">
      <style:text-properties style:font-name="Arial" fo:language="en" fo:country="US" officeooo:rsid="001febee" officeooo:paragraph-rsid="0021c380" style:language-complex="ar" style:country-complex="SA"/>
    </style:style>
    <style:style style:name="P61" style:family="paragraph" style:parent-style-name="Standard">
      <style:text-properties fo:language="en" fo:country="US" style:language-complex="ar" style:country-complex="SA"/>
    </style:style>
    <style:style style:name="P62" style:family="paragraph" style:parent-style-name="Standard">
      <style:text-properties fo:color="#ef413d" officeooo:rsid="004a2b6a" officeooo:paragraph-rsid="004a2b6a"/>
    </style:style>
    <style:style style:name="P63" style:family="paragraph" style:parent-style-name="Standard">
      <style:text-properties fo:color="#000000" style:font-name="Consolas" fo:font-size="10pt" officeooo:rsid="0040156b" officeooo:paragraph-rsid="00430e5d" style:font-size-asian="10pt"/>
    </style:style>
    <style:style style:name="P64" style:family="paragraph" style:parent-style-name="Standard">
      <style:text-properties fo:color="#000000" style:font-name="Consolas" fo:font-size="10pt" officeooo:rsid="0040156b" officeooo:paragraph-rsid="0040156b" style:font-size-asian="10pt"/>
    </style:style>
    <style:style style:name="P65" style:family="paragraph" style:parent-style-name="Standard">
      <style:text-properties fo:color="#000000" style:font-name="Consolas" fo:font-size="10pt" officeooo:rsid="0041d78b" officeooo:paragraph-rsid="0041d78b" style:font-size-asian="10pt"/>
    </style:style>
    <style:style style:name="P66" style:family="paragraph" style:parent-style-name="Standard">
      <style:text-properties fo:color="#000000" style:font-name="Consolas" fo:font-size="10pt" officeooo:rsid="00531a9d" officeooo:paragraph-rsid="00531a9d" style:font-size-asian="10pt"/>
    </style:style>
    <style:style style:name="P67" style:family="paragraph" style:parent-style-name="Standard">
      <style:text-properties fo:color="#000000" style:font-name="Consolas" fo:font-size="10pt" officeooo:rsid="00543a06" officeooo:paragraph-rsid="00543a06" style:font-size-asian="10pt"/>
    </style:style>
    <style:style style:name="P68" style:family="paragraph" style:parent-style-name="Standard">
      <style:text-properties fo:color="#000000" style:font-name="Consolas" fo:font-size="10pt" officeooo:rsid="0037b2d2" officeooo:paragraph-rsid="0037b2d2" style:font-name-asian="Monaco" style:font-size-asian="10pt" style:font-name-complex="Monaco" style:font-size-complex="11pt"/>
    </style:style>
    <style:style style:name="P69" style:family="paragraph" style:parent-style-name="Standard">
      <style:text-properties fo:color="#ff0000" fo:language="en" fo:country="US" fo:font-style="italic" officeooo:rsid="00490ace" officeooo:paragraph-rsid="0051723e" style:font-style-asian="italic" style:language-complex="ar" style:country-complex="SA"/>
    </style:style>
    <style:style style:name="P70" style:family="paragraph" style:parent-style-name="Standard">
      <style:text-properties officeooo:rsid="00490ace" officeooo:paragraph-rsid="0051723e" fo:background-color="#ffffff"/>
    </style:style>
    <style:style style:name="P71" style:family="paragraph" style:parent-style-name="Standard">
      <style:text-properties officeooo:rsid="0051b131" officeooo:paragraph-rsid="0051b131"/>
    </style:style>
    <style:style style:name="P72" style:family="paragraph" style:parent-style-name="Standard">
      <style:text-properties fo:color="#646464" style:font-name="Consolas" fo:font-size="10pt" officeooo:rsid="0037b2d2" officeooo:paragraph-rsid="0037b2d2" style:font-name-asian="Monaco" style:font-size-asian="10pt" style:font-name-complex="Monaco" style:font-size-complex="11pt"/>
    </style:style>
    <style:style style:name="P73" style:family="paragraph" style:parent-style-name="Standard">
      <style:text-properties fo:color="#646464" style:font-name="Consolas" fo:font-size="10pt" officeooo:rsid="00531a9d" officeooo:paragraph-rsid="00531a9d" style:font-size-asian="10pt"/>
    </style:style>
    <style:style style:name="P74" style:family="paragraph" style:parent-style-name="Standard">
      <style:text-properties fo:color="#646464" style:font-name="Consolas" fo:font-size="10pt" officeooo:rsid="00543a06" officeooo:paragraph-rsid="00543a06" style:font-size-asian="10pt"/>
    </style:style>
    <style:style style:name="P75"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style>
    <style:style style:name="P76" style:family="paragraph" style:parent-style-name="Standard">
      <style:paragraph-properties fo:margin-left="0in" fo:margin-right="0in" fo:text-align="start" style:justify-single-word="false" fo:text-indent="0in" style:auto-text-indent="false"/>
    </style:style>
    <style:style style:name="P77" style:family="paragraph" style:parent-style-name="Standard">
      <style:paragraph-properties fo:margin-left="0in" fo:margin-right="0in" fo:text-align="start" style:justify-single-word="false" fo:text-indent="0in" style:auto-text-indent="false"/>
      <style:text-properties officeooo:paragraph-rsid="0042ca94"/>
    </style:style>
    <style:style style:name="P78"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79" style:family="paragraph" style:parent-style-name="Standard">
      <style:paragraph-properties fo:margin-left="0in" fo:margin-right="0in" fo:text-align="start" style:justify-single-word="false" fo:text-indent="0in" style:auto-text-indent="false"/>
      <style:text-properties fo:color="#3f5fbf" style:font-name="Consolas" fo:font-size="10pt" style:font-size-asian="10pt"/>
    </style:style>
    <style:style style:name="P80" style:family="paragraph" style:parent-style-name="Standard">
      <style:paragraph-properties fo:margin-left="0in" fo:margin-right="0in" fo:text-align="start" style:justify-single-word="false" fo:text-indent="0in" style:auto-text-indent="false"/>
      <style:text-properties fo:color="#646464" style:font-name="Consolas" fo:font-size="10pt" style:font-size-asian="10pt"/>
    </style:style>
    <style:style style:name="P81" style:family="paragraph" style:parent-style-name="Abstract">
      <style:text-properties fo:font-size="10pt" fo:language="en" fo:country="US" fo:font-weight="normal" officeooo:rsid="0018f655" officeooo:paragraph-rsid="002ef26b" style:font-size-asian="10pt" style:font-weight-asian="normal" style:font-size-complex="10pt" style:language-complex="ar" style:country-complex="SA" style:font-weight-complex="normal"/>
    </style:style>
    <style:style style:name="P82" style:family="paragraph" style:parent-style-name="Abstract">
      <style:text-properties fo:font-size="16pt" fo:language="en" fo:country="US" fo:font-weight="bold" style:font-size-asian="16pt" style:font-weight-asian="bold" style:language-complex="ar" style:country-complex="SA"/>
    </style:style>
    <style:style style:name="P83" style:family="paragraph" style:parent-style-name="Table_20_Contents">
      <style:text-properties officeooo:paragraph-rsid="00430e5d"/>
    </style:style>
    <style:style style:name="P84" style:family="paragraph" style:parent-style-name="Table_20_Contents">
      <style:text-properties officeooo:rsid="00430e5d" officeooo:paragraph-rsid="00430e5d"/>
    </style:style>
    <style:style style:name="P85" style:family="paragraph" style:parent-style-name="Table_20_Contents">
      <style:text-properties officeooo:rsid="00490ace" officeooo:paragraph-rsid="0051723e"/>
    </style:style>
    <style:style style:name="P86" style:family="paragraph" style:parent-style-name="Table_20_Contents">
      <style:text-properties officeooo:rsid="004a2b6a" officeooo:paragraph-rsid="0051723e"/>
    </style:style>
    <style:style style:name="P87" style:family="paragraph" style:parent-style-name="Body">
      <style:paragraph-properties fo:break-before="page"/>
      <style:text-properties officeooo:rsid="003c8ff0" officeooo:paragraph-rsid="003c8ff0"/>
    </style:style>
    <style:style style:name="P88" style:family="paragraph" style:parent-style-name="Standard">
      <style:text-properties officeooo:rsid="0051b131" officeooo:paragraph-rsid="0051b131"/>
    </style:style>
    <style:style style:name="P89" style:family="paragraph" style:parent-style-name="Standard">
      <style:paragraph-properties fo:margin-left="0in" fo:margin-right="0in" fo:text-align="start" style:justify-single-word="false" fo:text-indent="0in" style:auto-text-indent="false"/>
    </style:style>
    <style:style style:name="P90" style:family="paragraph" style:parent-style-name="Standard">
      <style:paragraph-properties fo:margin-left="0in" fo:margin-right="0in" fo:text-align="start" style:justify-single-word="false" fo:text-indent="0in" style:auto-text-indent="false"/>
      <style:text-properties officeooo:paragraph-rsid="005a5c36"/>
    </style:style>
    <style:style style:name="P91" style:family="paragraph" style:parent-style-name="Standard">
      <style:paragraph-properties fo:margin-left="0in" fo:margin-right="0in" fo:text-align="start" style:justify-single-word="false" fo:text-indent="0in" style:auto-text-indent="false"/>
      <style:text-properties officeooo:paragraph-rsid="006130f5"/>
    </style:style>
    <style:style style:name="P92" style:family="paragraph" style:parent-style-name="Heading_20_1">
      <style:text-properties fo:language="en" fo:country="US" style:language-complex="ar" style:country-complex="SA"/>
    </style:style>
    <style:style style:name="P93" style:family="paragraph" style:parent-style-name="Heading_20_1">
      <style:paragraph-properties fo:break-before="page"/>
      <style:text-properties fo:language="en" fo:country="US" style:language-complex="ar" style:country-complex="SA"/>
    </style:style>
    <style:style style:name="P94" style:family="paragraph" style:parent-style-name="Heading_20_3">
      <style:text-properties officeooo:paragraph-rsid="002ef26b"/>
    </style:style>
    <style:style style:name="P95" style:family="paragraph" style:parent-style-name="Heading_20_3">
      <style:text-properties officeooo:rsid="003832e3" officeooo:paragraph-rsid="002ef26b"/>
    </style:style>
    <style:style style:name="P96" style:family="paragraph" style:parent-style-name="Heading_20_3">
      <style:text-properties officeooo:rsid="00476f55" officeooo:paragraph-rsid="0051723e"/>
    </style:style>
    <style:style style:name="P97" style:family="paragraph" style:parent-style-name="Heading_20_3">
      <style:text-properties officeooo:rsid="00479011" officeooo:paragraph-rsid="0051723e"/>
    </style:style>
    <style:style style:name="P98" style:family="paragraph" style:parent-style-name="Heading_20_3">
      <style:text-properties officeooo:rsid="00490ace" officeooo:paragraph-rsid="0051723e"/>
    </style:style>
    <style:style style:name="P99" style:family="paragraph" style:parent-style-name="Body" style:list-style-name="L1">
      <style:text-properties officeooo:rsid="0037ca53" officeooo:paragraph-rsid="002ef26b"/>
    </style:style>
    <style:style style:name="P100" style:family="paragraph" style:parent-style-name="Body" style:list-style-name="L1">
      <style:text-properties officeooo:rsid="00329a23" officeooo:paragraph-rsid="002ef26b"/>
    </style:style>
    <style:style style:name="P101" style:family="paragraph" style:parent-style-name="Body" style:list-style-name="L1">
      <style:text-properties officeooo:rsid="004a9934" officeooo:paragraph-rsid="002ef26b"/>
    </style:style>
    <style:style style:name="P102" style:family="paragraph" style:parent-style-name="Body" style:list-style-name="L1">
      <style:text-properties officeooo:rsid="003832e3" officeooo:paragraph-rsid="002ef26b"/>
    </style:style>
    <style:style style:name="P103" style:family="paragraph" style:parent-style-name="Body" style:list-style-name="L1">
      <style:text-properties officeooo:rsid="0024ffc7" officeooo:paragraph-rsid="002ef26b"/>
    </style:style>
    <style:style style:name="P104" style:family="paragraph" style:parent-style-name="Body" style:list-style-name="L1">
      <style:text-properties officeooo:rsid="0030ca6e" officeooo:paragraph-rsid="002ef26b"/>
    </style:style>
    <style:style style:name="P105" style:family="paragraph" style:parent-style-name="Body" style:list-style-name="L1">
      <style:text-properties fo:color="#000000" fo:language="en" fo:country="US" fo:font-style="italic" officeooo:rsid="00519872" officeooo:paragraph-rsid="002ef26b" style:font-style-asian="italic" style:language-complex="ar" style:country-complex="SA"/>
    </style:style>
    <style:style style:name="P106" style:family="paragraph" style:parent-style-name="Body" style:list-style-name="L2">
      <style:text-properties fo:color="#000000" fo:language="en" fo:country="US" fo:font-style="normal" officeooo:rsid="0037b2d2" officeooo:paragraph-rsid="00506976" style:font-style-asian="normal" style:language-complex="ar" style:country-complex="SA" style:font-style-complex="normal"/>
    </style:style>
    <style:style style:name="P107" style:family="paragraph" style:parent-style-name="Body" style:list-style-name="L2">
      <style:text-properties fo:color="#000000" fo:language="en" fo:country="US" fo:font-style="normal" officeooo:rsid="00398b37" officeooo:paragraph-rsid="00506976" style:font-style-asian="normal" style:language-complex="ar" style:country-complex="SA" style:font-style-complex="normal"/>
    </style:style>
    <style:style style:name="P108" style:family="paragraph" style:parent-style-name="Body">
      <style:text-properties officeooo:rsid="0042ca94" officeooo:paragraph-rsid="0042ca94"/>
    </style:style>
    <style:style style:name="P109" style:family="paragraph" style:parent-style-name="Body">
      <style:text-properties style:font-name="Courier" officeooo:paragraph-rsid="00430e5d"/>
    </style:style>
    <style:style style:name="P110" style:family="paragraph" style:parent-style-name="Body">
      <style:text-properties style:font-name="Courier" fo:language="en" fo:country="GB" officeooo:paragraph-rsid="00430e5d"/>
    </style:style>
    <style:style style:name="P111" style:family="paragraph" style:parent-style-name="Body">
      <style:text-properties fo:language="en" fo:country="GB" officeooo:rsid="00614c7c" officeooo:paragraph-rsid="00614c7c"/>
    </style:style>
    <style:style style:name="P112" style:family="paragraph" style:parent-style-name="Body">
      <style:paragraph-properties fo:orphans="2" fo:widows="2" style:writing-mode="lr-tb"/>
      <style:text-properties fo:color="#000000" fo:font-size="10pt" fo:language="en" fo:country="GB" fo:font-style="normal" officeooo:rsid="00614c7c" officeooo:paragraph-rsid="00614c7c" style:font-name-asian="Times New Roman" style:font-size-asian="10pt" style:font-style-asian="normal" style:font-name-complex="Times New Roman" style:font-size-complex="10pt" style:language-complex="ar" style:country-complex="SA" style:font-style-complex="normal"/>
    </style:style>
    <style:style style:name="P113"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14" style:family="paragraph" style:parent-style-name="Heading_20_2">
      <style:text-properties fo:language="en" fo:country="US" style:language-complex="ar" style:country-complex="SA"/>
    </style:style>
    <style:style style:name="P115" style:family="paragraph" style:parent-style-name="Heading_20_2">
      <style:text-properties fo:language="en" fo:country="US" officeooo:rsid="0021c380" officeooo:paragraph-rsid="0021c380" style:language-complex="ar" style:country-complex="SA"/>
    </style:style>
    <style:style style:name="P116" style:family="paragraph" style:parent-style-name="Heading_20_2">
      <style:text-properties fo:language="en" fo:country="US" officeooo:rsid="001febee" officeooo:paragraph-rsid="0021c380" style:language-complex="ar" style:country-complex="SA"/>
    </style:style>
    <style:style style:name="P117" style:family="paragraph" style:parent-style-name="Heading_20_2">
      <style:text-properties fo:language="en" fo:country="US" officeooo:paragraph-rsid="001febee" style:language-complex="ar" style:country-complex="SA"/>
    </style:style>
    <style:style style:name="P118" style:family="paragraph" style:parent-style-name="Heading_20_2">
      <style:text-properties officeooo:rsid="0036976a" officeooo:paragraph-rsid="0036976a"/>
    </style:style>
    <style:style style:name="P119" style:family="paragraph" style:parent-style-name="Heading_20_2">
      <style:text-properties officeooo:rsid="003b2dcf" officeooo:paragraph-rsid="003b2dcf"/>
    </style:style>
    <style:style style:name="P120" style:family="paragraph" style:parent-style-name="Heading_20_2">
      <style:text-properties officeooo:rsid="00450577" officeooo:paragraph-rsid="00450577"/>
    </style:style>
    <style:style style:name="P121" style:family="paragraph" style:parent-style-name="Heading_20_2">
      <style:text-properties fo:color="#ef413d" officeooo:rsid="004d4e56" officeooo:paragraph-rsid="004a2b6a"/>
    </style:style>
    <style:style style:name="P122" style:family="paragraph" style:parent-style-name="Heading_20_2">
      <style:text-properties officeooo:rsid="0051723e" officeooo:paragraph-rsid="0051723e"/>
    </style:style>
    <style:style style:name="P123" style:family="paragraph" style:parent-style-name="Table_20_Contents">
      <style:text-properties officeooo:rsid="00430e5d" officeooo:paragraph-rsid="00430e5d"/>
    </style:style>
    <style:style style:name="P124" style:family="paragraph" style:parent-style-name="Table_20_Contents">
      <style:text-properties officeooo:paragraph-rsid="00430e5d"/>
    </style:style>
    <style:style style:name="P125" style:family="paragraph" style:parent-style-name="Definition_20_Term">
      <style:text-properties fo:language="en" fo:country="US" style:language-complex="ar" style:country-complex="SA"/>
    </style:style>
    <style:style style:name="T1" style:family="text">
      <style:text-properties fo:language="en" fo:country="GB" officeooo:rsid="0055a177"/>
    </style:style>
    <style:style style:name="T2" style:family="text">
      <style:text-properties fo:language="en" fo:country="GB" officeooo:rsid="0055fcf9"/>
    </style:style>
    <style:style style:name="T3" style:family="text">
      <style:text-properties fo:language="en" fo:country="GB"/>
    </style:style>
    <style:style style:name="T4" style:family="text">
      <style:text-properties fo:language="en" fo:country="GB" officeooo:rsid="00430e5d"/>
    </style:style>
    <style:style style:name="T5" style:family="text">
      <style:text-properties officeooo:rsid="00430e5d"/>
    </style:style>
    <style:style style:name="T6" style:family="text">
      <style:text-properties fo:color="#408040" style:font-name="Consolas" fo:font-size="10pt" fo:language="en" fo:country="GB" officeooo:rsid="004e2e2c" style:font-size-asian="10pt"/>
    </style:style>
    <style:style style:name="T7" style:family="text">
      <style:text-properties fo:color="#2a00ff" style:font-name="Consolas" fo:font-size="10pt" style:font-size-asian="10pt"/>
    </style:style>
    <style:style style:name="T8" style:family="text">
      <style:text-properties fo:color="#000000" style:font-name="Consolas" fo:font-size="10pt" style:font-size-asian="10pt"/>
    </style:style>
    <style:style style:name="T9" style:family="text">
      <style:text-properties fo:color="#0000c0" style:font-name="Consolas" fo:font-size="10pt" fo:font-style="italic" fo:font-weight="bold" style:font-size-asian="10pt" style:font-style-asian="italic" style:font-weight-asian="bold"/>
    </style:style>
    <style:style style:name="T10" style:family="text">
      <style:text-properties officeooo:rsid="001febee"/>
    </style:style>
    <style:style style:name="T11" style:family="text">
      <style:text-properties fo:font-size="14pt" fo:font-weight="normal" style:font-size-asian="14pt" style:font-weight-asian="normal"/>
    </style:style>
    <style:style style:name="T12"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13" style:family="text">
      <style:text-properties fo:color="#ff0000" fo:font-style="italic" style:font-style-asian="italic"/>
    </style:style>
    <style:style style:name="T14" style:family="text">
      <style:text-properties fo:color="#ff0000" fo:font-style="italic" fo:font-weight="bold" style:font-style-asian="italic" style:font-weight-asian="bold"/>
    </style:style>
    <style:style style:name="T15" style:family="text">
      <style:text-properties fo:language="en" fo:country="US" style:language-complex="ar" style:country-complex="SA"/>
    </style:style>
    <style:style style:name="T16" style:family="text">
      <style:text-properties fo:language="en" fo:country="US" officeooo:rsid="001febee" style:language-complex="ar" style:country-complex="SA"/>
    </style:style>
    <style:style style:name="T17" style:family="text">
      <style:text-properties style:font-name="Courier New"/>
    </style:style>
    <style:style style:name="T18" style:family="text">
      <style:text-properties officeooo:rsid="002ce0e7"/>
    </style:style>
    <style:style style:name="T19" style:family="text">
      <style:text-properties officeooo:rsid="002d1e50"/>
    </style:style>
    <style:style style:name="T20" style:family="text">
      <style:text-properties officeooo:rsid="003771a4"/>
    </style:style>
    <style:style style:name="T21" style:family="text">
      <style:text-properties officeooo:rsid="003832e3"/>
    </style:style>
    <style:style style:name="T22" style:family="text">
      <style:text-properties officeooo:rsid="0051d227"/>
    </style:style>
    <style:style style:name="T23" style:family="text">
      <style:text-properties officeooo:rsid="0052a348"/>
    </style:style>
    <style:style style:name="T24" style:family="text">
      <style:text-properties officeooo:rsid="004a9934"/>
    </style:style>
    <style:style style:name="T25" style:family="text">
      <style:text-properties officeooo:rsid="004e4f4e"/>
    </style:style>
    <style:style style:name="T26" style:family="text">
      <style:text-properties officeooo:rsid="0041c5b7"/>
    </style:style>
    <style:style style:name="T27" style:family="text">
      <style:text-properties officeooo:rsid="0050fdff"/>
    </style:style>
    <style:style style:name="T28" style:family="text">
      <style:text-properties officeooo:rsid="0028ae53"/>
    </style:style>
    <style:style style:name="T29" style:family="text">
      <style:text-properties officeooo:rsid="004c67f0"/>
    </style:style>
    <style:style style:name="T30" style:family="text">
      <style:text-properties officeooo:rsid="00328d73"/>
    </style:style>
    <style:style style:name="T31" style:family="text">
      <style:text-properties officeooo:rsid="00348910"/>
    </style:style>
    <style:style style:name="T32" style:family="text">
      <style:text-properties fo:color="#7f0055" style:font-name="Consolas" fo:font-size="10pt" fo:font-weight="bold" style:font-size-asian="10pt" style:font-weight-asian="bold"/>
    </style:style>
    <style:style style:name="T33" style:family="text">
      <style:text-properties fo:color="#7f0055" style:font-name="Consolas" fo:font-size="10pt" fo:language="en" fo:country="GB" fo:font-weight="bold" officeooo:rsid="005b89c4" style:font-size-asian="10pt" style:font-weight-asian="bold"/>
    </style:style>
    <style:style style:name="T34" style:family="text">
      <style:text-properties fo:color="#000000" style:font-name="Courier" fo:language="en" fo:country="US" fo:font-style="normal" officeooo:rsid="0036976a" style:font-style-asian="normal" style:language-complex="ar" style:country-complex="SA" style:font-style-complex="normal"/>
    </style:style>
    <style:style style:name="T35" style:family="text">
      <style:text-properties fo:color="#000000" style:font-name="Courier" fo:language="en" fo:country="US" fo:font-style="normal" officeooo:rsid="00572a4e" style:font-style-asian="normal" style:language-complex="ar" style:country-complex="SA" style:font-style-complex="normal"/>
    </style:style>
    <style:style style:name="T36" style:family="text">
      <style:text-properties fo:color="#000000" style:font-name="Consolas" fo:font-size="10pt" style:font-size-asian="10pt"/>
    </style:style>
    <style:style style:name="T37" style:family="text">
      <style:text-properties fo:color="#000000" style:font-name="Consolas" fo:font-size="10pt" officeooo:rsid="0051b131" style:font-size-asian="10pt"/>
    </style:style>
    <style:style style:name="T38" style:family="text">
      <style:text-properties fo:color="#000000" style:font-name="Consolas" fo:font-size="10pt" officeooo:rsid="00531a9d" style:font-size-asian="10pt"/>
    </style:style>
    <style:style style:name="T39" style:family="text">
      <style:text-properties fo:color="#000000" style:font-name="Consolas" fo:font-size="10pt" style:text-underline-style="none" style:font-size-asian="10pt"/>
    </style:style>
    <style:style style:name="T40" style:family="text">
      <style:text-properties fo:color="#000000" style:font-name="Consolas" fo:font-size="10pt" fo:language="en" fo:country="GB" style:font-size-asian="10pt"/>
    </style:style>
    <style:style style:name="T41" style:family="text">
      <style:text-properties fo:color="#000000" style:font-name="Consolas" fo:font-size="10pt" fo:language="en" fo:country="GB" officeooo:rsid="006130f5" style:font-size-asian="10pt"/>
    </style:style>
    <style:style style:name="T42" style:family="text">
      <style:text-properties fo:color="#000000" style:font-name="Arial" fo:language="en" fo:country="US" fo:font-style="normal" officeooo:rsid="00572a4e" style:font-style-asian="normal" style:language-complex="ar" style:country-complex="SA" style:font-style-complex="normal"/>
    </style:style>
    <style:style style:name="T43" style:family="text">
      <style:text-properties style:font-name="Courier"/>
    </style:style>
    <style:style style:name="T44" style:family="text">
      <style:text-properties style:font-name="Courier" officeooo:rsid="0036976a"/>
    </style:style>
    <style:style style:name="T45" style:family="text">
      <style:text-properties style:font-name="Courier" officeooo:rsid="0037b2d2"/>
    </style:style>
    <style:style style:name="T46" style:family="text">
      <style:text-properties style:font-name="Courier" officeooo:rsid="0055a177"/>
    </style:style>
    <style:style style:name="T47" style:family="text">
      <style:text-properties style:font-name="Courier" fo:language="en" fo:country="GB"/>
    </style:style>
    <style:style style:name="T48" style:family="text">
      <style:text-properties style:font-name="Courier" fo:language="en" fo:country="GB" officeooo:rsid="0036976a"/>
    </style:style>
    <style:style style:name="T49" style:family="text">
      <style:text-properties style:font-name="Courier" fo:language="en" fo:country="GB" officeooo:rsid="005bb8f1"/>
    </style:style>
    <style:style style:name="T50" style:family="text">
      <style:text-properties officeooo:rsid="00398b37"/>
    </style:style>
    <style:style style:name="T51" style:family="text">
      <style:text-properties style:font-name="Arial"/>
    </style:style>
    <style:style style:name="T52" style:family="text">
      <style:text-properties style:font-name="Arial" officeooo:rsid="00398b37"/>
    </style:style>
    <style:style style:name="T53" style:family="text">
      <style:text-properties style:font-name="Arial" officeooo:rsid="0037b2d2"/>
    </style:style>
    <style:style style:name="T54" style:family="text">
      <style:text-properties style:font-name="Arial" officeooo:rsid="004c24cb"/>
    </style:style>
    <style:style style:name="T55" style:family="text">
      <style:text-properties style:font-name="Arial" officeooo:rsid="0055a177"/>
    </style:style>
    <style:style style:name="T56" style:family="text">
      <style:text-properties officeooo:rsid="003dc7ee"/>
    </style:style>
    <style:style style:name="T57" style:family="text">
      <style:text-properties officeooo:rsid="0040156b"/>
    </style:style>
    <style:style style:name="T58" style:family="text">
      <style:text-properties fo:color="#408040" style:font-name="Consolas" fo:font-size="10pt" style:font-size-asian="10pt"/>
    </style:style>
    <style:style style:name="T59" style:family="text">
      <style:text-properties fo:color="#408040" style:font-name="Consolas" fo:font-size="10pt" officeooo:rsid="0042ca94" style:font-size-asian="10pt"/>
    </style:style>
    <style:style style:name="T60" style:family="text">
      <style:text-properties fo:color="#408040" style:font-name="Consolas" fo:font-size="10pt" officeooo:rsid="00430e5d" style:font-size-asian="10pt"/>
    </style:style>
    <style:style style:name="T61" style:family="text">
      <style:text-properties fo:color="#408040" style:font-name="Consolas" fo:font-size="10pt" officeooo:rsid="004e2e2c" style:font-size-asian="10pt"/>
    </style:style>
    <style:style style:name="T62" style:family="text">
      <style:text-properties fo:color="#408040" style:font-name="Consolas" fo:font-size="10pt" officeooo:rsid="004ea869" style:font-size-asian="10pt"/>
    </style:style>
    <style:style style:name="T63" style:family="text">
      <style:text-properties fo:color="#408040" style:font-name="Consolas" fo:font-size="10pt" fo:language="en" fo:country="GB" officeooo:rsid="004e2e2c" style:font-size-asian="10pt"/>
    </style:style>
    <style:style style:name="T64" style:family="text">
      <style:text-properties fo:color="#408040" style:font-name="Consolas" fo:font-size="10pt" fo:language="en" fo:country="GB" officeooo:rsid="005f868d" style:font-size-asian="10pt"/>
    </style:style>
    <style:style style:name="T65" style:family="text">
      <style:text-properties fo:color="#1000a0" style:font-name="Consolas" fo:font-size="10pt" style:font-size-asian="10pt"/>
    </style:style>
    <style:style style:name="T66" style:family="text">
      <style:text-properties fo:color="#1000a0" style:font-name="Consolas" fo:font-size="10pt" officeooo:rsid="0042ca94" style:font-size-asian="10pt"/>
    </style:style>
    <style:style style:name="T67" style:family="text">
      <style:text-properties officeooo:rsid="00430e5d"/>
    </style:style>
    <style:style style:name="T68" style:family="text">
      <style:text-properties officeooo:rsid="00476f55"/>
    </style:style>
    <style:style style:name="T69" style:family="text">
      <style:text-properties fo:color="#2a00ff" style:font-name="Consolas" fo:font-size="10pt" style:font-size-asian="10pt"/>
    </style:style>
    <style:style style:name="T70" style:family="text">
      <style:text-properties fo:color="#2a00ff" style:font-name="Consolas" fo:font-size="10pt" officeooo:rsid="00531a9d" style:font-size-asian="10pt"/>
    </style:style>
    <style:style style:name="T71" style:family="text">
      <style:text-properties fo:color="#2a00ff" style:font-name="Consolas" fo:font-size="10pt" fo:language="en" fo:country="GB" officeooo:rsid="005a5c36" style:font-size-asian="10pt"/>
    </style:style>
    <style:style style:name="T72" style:family="text">
      <style:text-properties fo:color="#2a00ff" style:font-name="Consolas" fo:font-size="10pt" fo:language="en" fo:country="GB" officeooo:rsid="005f868d" style:font-size-asian="10pt"/>
    </style:style>
    <style:style style:name="T73" style:family="text">
      <style:text-properties officeooo:rsid="004a2b6a"/>
    </style:style>
    <style:style style:name="T74" style:family="text">
      <style:text-properties officeooo:rsid="004c24cb"/>
    </style:style>
    <style:style style:name="T75" style:family="text">
      <style:text-properties officeooo:rsid="004c3d33"/>
    </style:style>
    <style:style style:name="T76" style:family="text">
      <style:text-properties officeooo:rsid="00506976"/>
    </style:style>
    <style:style style:name="T77" style:family="text">
      <style:text-properties fo:color="#646464" style:font-name="Consolas" fo:font-size="10pt" style:font-size-asian="10pt"/>
    </style:style>
    <style:style style:name="T78" style:family="text">
      <style:text-properties fo:color="#0000c0" style:font-name="Consolas" fo:font-size="10pt" fo:font-style="italic" fo:font-weight="bold" style:font-size-asian="10pt" style:font-style-asian="italic" style:font-weight-asian="bold"/>
    </style:style>
    <style:style style:name="T79" style:family="text">
      <style:text-properties fo:color="#0000c0" style:font-name="Consolas" fo:font-size="10pt" style:font-size-asian="10pt"/>
    </style:style>
    <style:style style:name="T80" style:family="text">
      <style:text-properties fo:color="#0000c0" style:font-name="Consolas" fo:font-size="10pt" fo:language="en" fo:country="GB" fo:font-style="italic" fo:font-weight="bold" style:font-size-asian="10pt" style:font-style-asian="italic" style:font-weight-asian="bold"/>
    </style:style>
    <style:style style:name="T81" style:family="text">
      <style:text-properties fo:color="#0000c0" style:font-name="Consolas" fo:font-size="10pt" fo:language="en" fo:country="GB" fo:font-style="italic" fo:font-weight="bold" officeooo:rsid="006130f5" style:font-size-asian="10pt" style:font-style-asian="italic" style:font-weight-asian="bold"/>
    </style:style>
    <style:style style:name="T82" style:family="text">
      <style:text-properties fo:color="#3f5fbf" style:font-name="Consolas" fo:font-size="10pt" style:font-size-asian="10pt"/>
    </style:style>
    <style:style style:name="T83" style:family="text">
      <style:text-properties fo:color="#3f3fbf" style:font-name="Consolas" fo:font-size="10pt" style:font-size-asian="10pt"/>
    </style:style>
    <style:style style:name="T84" style:family="text">
      <style:text-properties style:font-name="Ariel" officeooo:rsid="0037b2d2"/>
    </style:style>
    <style:style style:name="T85" style:family="text">
      <style:text-properties style:font-name="Ariel" officeooo:rsid="0055a177"/>
    </style:style>
    <style:style style:name="T86" style:family="text">
      <style:text-properties officeooo:rsid="00479011"/>
    </style:style>
    <style:style style:name="T87" style:family="text">
      <style:text-properties officeooo:rsid="0051723e"/>
    </style:style>
    <style:style style:name="T88" style:family="text">
      <style:text-properties officeooo:rsid="0051b131"/>
    </style:style>
    <style:style style:name="T89" style:family="text">
      <style:text-properties officeooo:rsid="00531a9d"/>
    </style:style>
    <style:style style:name="T90" style:family="text">
      <style:text-properties officeooo:rsid="00538f96"/>
    </style:style>
    <style:style style:name="T91" style:family="text">
      <style:text-properties officeooo:rsid="00543a06"/>
    </style:style>
    <style:style style:name="T92" style:family="text">
      <style:text-properties fo:color="#7f9fbf" style:font-name="Consolas" fo:font-size="10pt" fo:font-weight="bold" style:font-size-asian="10pt" style:font-weight-asian="bold"/>
    </style:style>
    <style:style style:name="T93" style:family="text">
      <style:text-properties officeooo:rsid="0055a177"/>
    </style:style>
    <style:style style:name="T94" style:family="text">
      <style:text-properties officeooo:rsid="0055fcf9"/>
    </style:style>
    <style:style style:name="T95" style:family="text">
      <style:text-properties officeooo:rsid="00572a4e"/>
    </style:style>
    <style:style style:name="T96" style:family="text">
      <style:text-properties officeooo:rsid="00574a07"/>
    </style:style>
    <style:style style:name="T97" style:family="text">
      <style:text-properties fo:language="en" fo:country="GB"/>
    </style:style>
    <style:style style:name="T98" style:family="text">
      <style:text-properties fo:language="en" fo:country="GB" officeooo:rsid="005a5c36"/>
    </style:style>
    <style:style style:name="T99" style:family="text">
      <style:text-properties fo:language="en" fo:country="GB" officeooo:rsid="005b89c4"/>
    </style:style>
    <style:style style:name="T100" style:family="text">
      <style:text-properties fo:language="en" fo:country="GB" officeooo:rsid="0055fcf9"/>
    </style:style>
    <style:style style:name="T101" style:family="text">
      <style:text-properties fo:language="en" fo:country="GB" officeooo:rsid="005bb8f1"/>
    </style:style>
    <style:style style:name="T102" style:family="text">
      <style:text-properties fo:language="en" fo:country="GB" officeooo:rsid="0055a177"/>
    </style:style>
    <style:style style:name="T103" style:family="text">
      <style:text-properties fo:language="en" fo:country="GB" officeooo:rsid="00430e5d"/>
    </style:style>
    <style:style style:name="T104" style:family="text">
      <style:text-properties fo:language="en" fo:country="GB" officeooo:rsid="005f868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331982064" text:id="ct331982064">
          <text:format-change>
            <office:change-info>
              <dc:creator>Unknown Author</dc:creator>
              <dc:date>2019-05-24T15:53:12</dc:date>
            </office:change-info>
          </text:format-change>
        </text:changed-region>
        <text:changed-region xml:id="ct331985184" text:id="ct331985184">
          <text:insertion>
            <office:change-info>
              <dc:creator>Unknown Author</dc:creator>
              <dc:date>2019-05-24T15:53:12</dc:date>
            </office:change-info>
          </text:insertion>
        </text:changed-region>
        <text:changed-region xml:id="ct331984104" text:id="ct331984104">
          <text:format-change>
            <office:change-info>
              <dc:creator>Unknown Author</dc:creator>
              <dc:date>2019-05-24T15:53:12</dc:date>
            </office:change-info>
          </text:format-change>
        </text:changed-region>
        <text:changed-region xml:id="ct331982184" text:id="ct331982184">
          <text:format-change>
            <office:change-info>
              <dc:creator>Unknown Author</dc:creator>
              <dc:date>2019-05-24T15:53:16</dc:date>
            </office:change-info>
          </text:format-change>
        </text:changed-region>
        <text:changed-region xml:id="ct331982784" text:id="ct331982784">
          <text:insertion>
            <office:change-info>
              <dc:creator>Unknown Author</dc:creator>
              <dc:date>2019-05-24T15:53:16</dc:date>
            </office:change-info>
          </text:insertion>
        </text:changed-region>
        <text:changed-region xml:id="ct331984344" text:id="ct331984344">
          <text:format-change>
            <office:change-info>
              <dc:creator>Unknown Author</dc:creator>
              <dc:date>2019-05-24T15:53:16</dc:date>
            </office:change-info>
          </text:format-change>
        </text:changed-region>
        <text:changed-region xml:id="ct331983984" text:id="ct331983984">
          <text:format-change>
            <office:change-info>
              <dc:creator>Unknown Author</dc:creator>
              <dc:date>2019-05-24T15:53:02</dc:date>
            </office:change-info>
          </text:format-change>
        </text:changed-region>
        <text:changed-region xml:id="ct331985304" text:id="ct331985304">
          <text:insertion>
            <office:change-info>
              <dc:creator>Unknown Author</dc:creator>
              <dc:date>2019-05-24T15:53:02</dc:date>
            </office:change-info>
          </text:insertion>
        </text:changed-region>
        <text:changed-region xml:id="ct331981944" text:id="ct331981944">
          <text:format-change>
            <office:change-info>
              <dc:creator>Unknown Author</dc:creator>
              <dc:date>2019-05-24T15:53:02</dc:date>
            </office:change-info>
          </text:format-change>
        </text:changed-region>
        <text:changed-region xml:id="ct331984464" text:id="ct331984464">
          <text:insertion>
            <office:change-info>
              <dc:creator>Unknown Author</dc:creator>
              <dc:date>2019-05-24T15:58:50</dc:date>
            </office:change-info>
          </text:insertion>
        </text:changed-region>
        <text:changed-region xml:id="ct331986144" text:id="ct331986144">
          <text:insertion>
            <office:change-info>
              <dc:creator>Unknown Author</dc:creator>
              <dc:date>2019-05-24T15:59:08</dc:date>
            </office:change-info>
          </text:insertion>
        </text:changed-region>
        <text:changed-region xml:id="ct331983384" text:id="ct331983384">
          <text:deletion>
            <office:change-info>
              <dc:creator>Unknown Author</dc:creator>
              <dc:date>2019-05-24T15:59:33</dc:date>
            </office:change-info>
            <text:p text:style-name="P1"><text:span text:style-name="T1">A Bundle</text:span></text:p>
          </text:deletion>
        </text:changed-region>
        <text:changed-region xml:id="ct331982304" text:id="ct331982304">
          <text:deletion>
            <office:change-info>
              <dc:creator>Unknown Author</dc:creator>
              <dc:date>2019-05-24T15:55:21</dc:date>
            </office:change-info>
            <text:p text:style-name="P1"><text:span text:style-name="T2">name</text:span></text:p>
          </text:deletion>
        </text:changed-region>
        <text:changed-region xml:id="ct331985664" text:id="ct331985664">
          <text:insertion>
            <office:change-info>
              <dc:creator>Unknown Author</dc:creator>
              <dc:date>2019-05-24T15:55:21</dc:date>
            </office:change-info>
          </text:insertion>
        </text:changed-region>
        <text:changed-region xml:id="ct333426040" text:id="ct333426040">
          <text:deletion>
            <office:change-info>
              <dc:creator>Unknown Author</dc:creator>
              <dc:date>2019-05-24T16:33:53</dc:date>
            </office:change-info>
            <text:p text:style-name="P2"><text:span text:style-name="T3">when</text:span></text:p>
          </text:deletion>
        </text:changed-region>
        <text:changed-region xml:id="ct333425440" text:id="ct333425440">
          <text:insertion>
            <office:change-info>
              <dc:creator>Unknown Author</dc:creator>
              <dc:date>2019-05-24T16:33:53</dc:date>
            </office:change-info>
          </text:insertion>
        </text:changed-region>
        <text:changed-region xml:id="ct294787848" text:id="ct294787848">
          <text:deletion>
            <office:change-info>
              <dc:creator>Unknown Author</dc:creator>
              <dc:date>2019-05-24T16:33:56</dc:date>
            </office:change-info>
            <text:p text:style-name="P2"><text:span text:style-name="T3">when</text:span></text:p>
          </text:deletion>
        </text:changed-region>
        <text:changed-region xml:id="ct294787368" text:id="ct294787368">
          <text:insertion>
            <office:change-info>
              <dc:creator>Unknown Author</dc:creator>
              <dc:date>2019-05-24T16:33:56</dc:date>
            </office:change-info>
          </text:insertion>
        </text:changed-region>
        <text:changed-region xml:id="ct331982424" text:id="ct331982424">
          <text:deletion>
            <office:change-info>
              <dc:creator>Unknown Author</dc:creator>
              <dc:date>2019-05-24T16:07:19</dc:date>
            </office:change-info>
            <text:p text:style-name="P3"><text:span text:style-name="T4">includes</text:span></text:p>
          </text:deletion>
        </text:changed-region>
        <text:changed-region xml:id="ct333426400" text:id="ct333426400">
          <text:insertion>
            <office:change-info>
              <dc:creator>Unknown Author</dc:creator>
              <dc:date>2019-05-24T16:28:19</dc:date>
            </office:change-info>
          </text:insertion>
        </text:changed-region>
        <text:changed-region xml:id="ct333425920" text:id="ct333425920">
          <text:deletion>
            <office:change-info>
              <dc:creator>Unknown Author</dc:creator>
              <dc:date>2019-05-24T16:33:29</dc:date>
            </office:change-info>
            <text:p text:style-name="P4"><text:span text:style-name="T4">when</text:span></text:p>
          </text:deletion>
        </text:changed-region>
        <text:changed-region xml:id="ct333425080" text:id="ct333425080">
          <text:insertion>
            <office:change-info>
              <dc:creator>Unknown Author</dc:creator>
              <dc:date>2019-05-24T16:33:29</dc:date>
            </office:change-info>
          </text:insertion>
        </text:changed-region>
        <text:changed-region xml:id="ct331663672" text:id="ct331663672">
          <text:format-change>
            <office:change-info>
              <dc:creator>Unknown Author</dc:creator>
              <dc:date>2019-05-24T16:26:34</dc:date>
            </office:change-info>
          </text:format-change>
        </text:changed-region>
        <text:changed-region xml:id="ct322285856" text:id="ct322285856">
          <text:insertion>
            <office:change-info>
              <dc:creator>Unknown Author</dc:creator>
              <dc:date>2019-05-24T16:28:24</dc:date>
            </office:change-info>
          </text:insertion>
        </text:changed-region>
        <text:changed-region xml:id="ct331663552" text:id="ct331663552">
          <text:insertion>
            <office:change-info>
              <dc:creator>Unknown Author</dc:creator>
              <dc:date>2019-05-24T16:26:34</dc:date>
            </office:change-info>
          </text:insertion>
        </text:changed-region>
        <text:changed-region xml:id="ct331662952" text:id="ct331662952">
          <text:insertion>
            <office:change-info>
              <dc:creator>Unknown Author</dc:creator>
              <dc:date>2019-05-24T16:27:02</dc:date>
            </office:change-info>
          </text:insertion>
        </text:changed-region>
        <text:changed-region xml:id="ct331661992" text:id="ct331661992">
          <text:deletion>
            <office:change-info>
              <dc:creator>Unknown Author</dc:creator>
              <dc:date>2019-05-24T16:26:34</dc:date>
            </office:change-info>
            <text:p text:style-name="P5"><text:span text:style-name="T5">excludes</text:span></text:p>
          </text:deletion>
        </text:changed-region>
        <text:changed-region xml:id="ct331663792" text:id="ct331663792">
          <text:insertion>
            <office:change-info>
              <dc:creator>Unknown Author</dc:creator>
              <dc:date>2019-05-24T16:32:25</dc:date>
            </office:change-info>
          </text:insertion>
        </text:changed-region>
        <text:changed-region xml:id="ct333426640" text:id="ct333426640">
          <text:deletion>
            <office:change-info>
              <dc:creator>Unknown Author</dc:creator>
              <dc:date>2019-05-24T16:33:03</dc:date>
            </office:change-info>
            <text:p text:style-name="P4"><text:span text:style-name="T5">un</text:span></text:p>
          </text:deletion>
        </text:changed-region>
        <text:changed-region xml:id="ct333425800" text:id="ct333425800">
          <text:deletion>
            <office:change-info>
              <dc:creator>Unknown Author</dc:creator>
              <dc:date>2019-05-24T16:33:25</dc:date>
            </office:change-info>
            <text:p text:style-name="P4"><text:span text:style-name="T4">when</text:span></text:p>
          </text:deletion>
        </text:changed-region>
        <text:changed-region xml:id="ct333424960" text:id="ct333424960">
          <text:insertion>
            <office:change-info>
              <dc:creator>Unknown Author</dc:creator>
              <dc:date>2019-05-24T16:33:25</dc:date>
            </office:change-info>
          </text:insertion>
        </text:changed-region>
        <text:changed-region xml:id="ct322285256" text:id="ct322285256">
          <text:deletion>
            <office:change-info>
              <dc:creator>Unknown Author</dc:creator>
              <dc:date>2019-05-24T16:28:30</dc:date>
            </office:change-info>
            <text:p text:style-name="P6"><text:span text:style-name="T6">includes</text:span></text:p>
          </text:deletion>
        </text:changed-region>
        <text:changed-region xml:id="ct322285616" text:id="ct322285616">
          <text:insertion>
            <office:change-info>
              <dc:creator>Unknown Author</dc:creator>
              <dc:date>2019-05-24T16:28:30</dc:date>
            </office:change-info>
          </text:insertion>
        </text:changed-region>
        <text:changed-region xml:id="ct333429280" text:id="ct333429280">
          <text:deletion>
            <office:change-info>
              <dc:creator>Unknown Author</dc:creator>
              <dc:date>2019-05-24T16:28:34</dc:date>
            </office:change-info>
            <text:p text:style-name="P6"><text:span text:style-name="T6">excludes</text:span></text:p>
          </text:deletion>
        </text:changed-region>
        <text:changed-region xml:id="ct333429400" text:id="ct333429400">
          <text:insertion>
            <office:change-info>
              <dc:creator>Unknown Author</dc:creator>
              <dc:date>2019-05-24T16:28:34</dc:date>
            </office:change-info>
          </text:insertion>
        </text:changed-region>
        <text:changed-region xml:id="ct294759048" text:id="ct294759048">
          <text:insertion>
            <office:change-info>
              <dc:creator>Unknown Author</dc:creator>
              <dc:date>2019-05-24T16:35:16</dc:date>
            </office:change-info>
          </text:insertion>
        </text:changed-region>
        <text:changed-region xml:id="ct294787488" text:id="ct294787488">
          <text:deletion>
            <office:change-info>
              <dc:creator>Unknown Author</dc:creator>
              <dc:date>2019-05-24T16:34:51</dc:date>
            </office:change-info>
            <text:p text:style-name="P7"><text:span text:style-name="T7">el</text:span></text:p>
          </text:deletion>
        </text:changed-region>
        <text:changed-region xml:id="ct294788448" text:id="ct294788448">
          <text:insertion>
            <office:change-info>
              <dc:creator>Unknown Author</dc:creator>
              <dc:date>2019-05-24T16:34:51</dc:date>
            </office:change-info>
          </text:insertion>
        </text:changed-region>
        <text:changed-region xml:id="ct330886664" text:id="ct330886664">
          <text:insertion>
            <office:change-info>
              <dc:creator>Unknown Author</dc:creator>
              <dc:date>2019-05-24T16:43:40</dc:date>
            </office:change-info>
          </text:insertion>
        </text:changed-region>
        <text:changed-region xml:id="ct325148560" text:id="ct325148560">
          <text:deletion>
            <office:change-info>
              <dc:creator>Unknown Author</dc:creator>
              <dc:date>2019-05-24T16:44:47</dc:date>
            </office:change-info>
            <text:p text:style-name="P6"><text:span text:style-name="T8">,</text:span></text:p>
            <text:p text:style-name="P6"><text:span text:style-name="T8"><text:tab/>policyOption = ReferencePolicyOption.</text:span><text:span text:style-name="T9">RELUCTANT</text:span></text:p>
          </text:deletion>
        </text:changed-region>
        <text:changed-region xml:id="ct325149760" text:id="ct325149760">
          <text:insertion>
            <office:change-info>
              <dc:creator>Unknown Author</dc:creator>
              <dc:date>2019-05-24T16:48:02</dc:date>
            </office:change-info>
          </text:insertion>
        </text:changed-region>
        <text:changed-region xml:id="ct325148080" text:id="ct325148080">
          <text:insertion>
            <office:change-info>
              <dc:creator>Unknown Author</dc:creator>
              <dc:date>2019-05-24T16:50:3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draw:frame draw:style-name="fr2" draw:name="graphics3" text:anchor-type="paragraph" svg:width="7in" svg:height="3.1075in" draw:z-index="0"><draw:image xlink:href="Pictures/1000020100000427000001D8F15A104ED15BFC5C.png" xlink:type="simple" xlink:show="embed" xlink:actuate="onLoad" loext:mime-type="image/png"/></draw:frame></text:p>
      <text:p text:style-name="P24"><text:user-defined style:data-style-name="N0" text:name="RFC Title">RFC 242 - Condition Service</text:user-defined></text:p>
      <text:p text:style-name="P24"><text:span text:style-name="T11">Draft<text:line-break/><text:line-break/></text:span><text:span text:style-name="T11"><text:page-count style:num-format="1">12</text:page-count></text:span><text:span text:style-name="T11"> Pages</text:span></text:p>
      <text:p text:style-name="P82">Abstract</text:p>
      <text:p text:style-name="P81">Declarative Services provide a nice and powerful method to give activation conditions for a Service or Component. The <text:span text:style-name="T20">Condition</text:span> Service attempts to extend this, in order to support more complex scenarios, that can’t be handled by the current mechanism.</text:p>
      <text:p text:style-name="P29"/>
      <text:h text:style-name="P93" text:outline-level="1" text:restart-numbering="true" text:start-value="-1">Document Information</text:h>
      <text:h text:style-name="P115" text:outline-level="2">License</text:h>
      <text:p text:style-name="P32">DISTRIBUTION AND FEEDBACK LICENSE, Version 2.0</text:p>
      <text:p text:style-name="P5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8"/>
      <text:p text:style-name="P5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8"/>
      <text:p text:style-name="P5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8">NEITHER THE OSGi ALLIANCE NOR ANY THIRD PARTY WILL BE LIABLE FOR ANY DIRECT, INDIRECT, SPECIAL, INCIDENTAL OR CONSEQUENTIAL DAMAGES ARISING OUT OF OR RELATING TO ANY USE OR DISTRIBUTION OF THE DISTRIBUTION. </text:p>
      <text:p text:style-name="P58"/>
      <text:p text:style-name="P5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8"/>
      <text:p text:style-name="P5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8"/>
      <text:p text:style-name="P5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9"/>
      <text:p text:style-name="P60">I HEREBY ACKNOWLEDGE AND AGREE TO THE TERMS AND CONDITIONS DELINEATED ABOVE.</text:p>
      <text:h text:style-name="P116" text:outline-level="2">Trademarks</text:h>
      <text:p text:style-name="P3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6" text:outline-level="2">Feedback</text:h>
      <text:p text:style-name="P27"><text:span text:style-name="T16">This document can be downloaded from the OSGi Alliance design repository at </text:span><text:a xlink:type="simple" xlink:href="https://github.com/osgi/design" text:style-name="Internet_20_link" text:visited-style-name="Visited_20_Internet_20_Link"><text:span text:style-name="T16">https://github.com/osgi/design</text:span></text:a><text:span text:style-name="T16"> The public can provide feedback about this document by opening a bug at https://www.osgi.org/bugzilla/.</text:span></text:p>
      <text:h text:style-name="P11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6">0 Document Information<text:tab/>2</text:p>
          <text:p text:style-name="P25">0.1 License<text:tab/>2</text:p>
          <text:p text:style-name="P25">0.2 Trademarks<text:tab/>3</text:p>
          <text:p text:style-name="P25">0.3 Feedback<text:tab/>3</text:p>
          <text:p text:style-name="P25">0.4 Table of Contents<text:tab/>3</text:p>
          <text:p text:style-name="P25">0.5 Terminology and Document Conventions<text:tab/>4</text:p>
          <text:p text:style-name="P25">0.6 Revision History<text:tab/>4</text:p>
          <text:p text:style-name="P26">1 Introduction<text:tab/>4</text:p>
          <text:p text:style-name="P26">2 Application Domain<text:tab/>5</text:p>
          <text:p text:style-name="P26">3 Problem Description<text:tab/>5</text:p>
          <text:p text:style-name="P26">4 Requirements<text:tab/>5</text:p>
          <text:p text:style-name="P26">5 Technical Solution<text:tab/>5</text:p>
          <text:p text:style-name="P26">6 Data Transfer Objects<text:tab/>6</text:p>
          <text:p text:style-name="P26">7 Javadoc<text:tab/>6</text:p>
          <text:p text:style-name="P26">8 Considered Alternatives<text:tab/>6</text:p>
          <text:p text:style-name="P26"><text:soft-page-break/>9 Security Considerations<text:tab/>7</text:p>
          <text:p text:style-name="P26">10 Document Support<text:tab/>7</text:p>
          <text:p text:style-name="P25">10.1 References<text:tab/>7</text:p>
          <text:p text:style-name="P25">10.2 Author’s Address<text:tab/>7</text:p>
          <text:p text:style-name="P25">10.3 Acronyms and Abbreviations<text:tab/>7</text:p>
          <text:p text:style-name="P25">10.4 End of Document<text:tab/>7</text:p>
        </text:index-body>
      </text:table-of-content>
      <text:p text:style-name="P30"/>
      <text:h text:style-name="P117" text:outline-level="2">Terminology and Document Conventions</text:h>
      <text:p text:style-name="P30">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30"><text:span text:style-name="T17">Source code is shown in this typeface</text:span>.</text:p>
      <text:h text:style-name="P114" text:outline-level="2">Revision History</text:h>
      <text:p text:style-name="P30">The last named individual in this history is currently responsible for this document.</text:p>
      <text:p text:style-name="P3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3">Revision</text:p>
            </table:table-cell>
            <table:table-cell table:style-name="Table1.A1" office:value-type="string">
              <text:p text:style-name="P13">Date</text:p>
            </table:table-cell>
            <table:table-cell table:style-name="Table1.C1" office:value-type="string">
              <text:p text:style-name="P13">Comments</text:p>
            </table:table-cell>
          </table:table-row>
        </table:table-header-rows>
        <table:table-row table:style-name="Table1.2">
          <table:table-cell table:style-name="Table1.A1" office:value-type="string">
            <text:p text:style-name="P16">Initial</text:p>
          </table:table-cell>
          <table:table-cell table:style-name="Table1.A1" office:value-type="string">
            <text:p text:style-name="P20">2019/04/11</text:p>
          </table:table-cell>
          <table:table-cell table:style-name="Table1.C1" office:value-type="string">
            <text:p text:style-name="P21"><text:span text:style-name="T18">Initial Version</text:span> </text:p>
            <text:p text:style-name="P19"><text:span text:style-name="T18">Jürgen Albert</text:span>, <text:span text:style-name="T18">Data In Motion Consulting GmbH,</text:span> <text:span text:style-name="T18">j.albert@data-in-motion.biz</text:span></text:p>
          </table:table-cell>
        </table:table-row>
        <table:table-row table:style-name="Table1.2">
          <table:table-cell table:style-name="Table1.A3" office:value-type="string">
            <text:p text:style-name="P18">Version 0.1</text:p>
          </table:table-cell>
          <table:table-cell table:style-name="Table1.A3" office:value-type="string">
            <text:p text:style-name="P23">2019/05/22</text:p>
          </table:table-cell>
          <table:table-cell table:style-name="Table1.C3" office:value-type="string">
            <text:p text:style-name="P23">Moved using Conditions as enablement criteria to considered alternatives. Every Component now needs an implicit Conditon.</text:p>
            <text:p text:style-name="P23">Clarified Configurable Condition Factory.</text:p>
            <text:p text:style-name="P22"><text:span text:style-name="T18">Jürgen Albert</text:span>, <text:span text:style-name="T18">Data In Motion Consulting GmbH,</text:span> <text:span text:style-name="T18">j.albert@data-in-motion.biz</text:span></text:p>
          </table:table-cell>
        </table:table-row>
      </table:table>
      <text:p text:style-name="P30"/>
      <text:h text:style-name="P92" text:outline-level="1">Introduction</text:h>
      <text:p text:style-name="P33">Declarative Services are a comfortable and powerful tool with which managing the <text:span text:style-name="T19">life cycle</text:span> of your services is easy and comfortable. The ability to define dependencies to other services together with target filters and cardinalities, make it unmatched by most other comparable mechanisms. Unfortunately the possibilities to set <text:soft-page-break/>conditions, under which DS should activate or deactivate a Component are limited. Thus this RFP will explore an extension to DS allowing for more complex scenarios.</text:p>
      <text:h text:style-name="P92" text:outline-level="1">Application Domain</text:h>
      <text:p text:style-name="P33">Components have a clearly defined Lifecycle. Unfortunately the conditions when a component should be activated and eventually registered as a service, can be more complex then the general availability of the directly used services. Thus a Mechanism would be useful to allow a more precise and complex definition of conditions surrounding the Lifecycle of a Component </text:p>
      <text:h text:style-name="Heading_20_2" text:outline-level="2">Terminology + Abbreviations </text:h>
      <text:p text:style-name="Body"/>
      <text:h text:style-name="Heading_20_3" text:outline-level="3">Conditions</text:h>
      <text:p text:style-name="P34">DS purely depends on References and there provided conditions to determine if a component can be activated. Conditions should set of rules that gives DS, CDI or Services a clue, when a component can be enabled or disabled that are independent of the references a service requires.</text:p>
      <text:h text:style-name="P92" text:outline-level="1">Problem Description</text:h>
      <text:p text:style-name="P33">Services and Components are a great way, to represent processes in the real world or more artificial things like business processes. </text:p>
      <text:p text:style-name="P33">DS already allows the developers to define a Cardinality to each service reference, that gives clues, when a service should be activated and deactivated. The Configuration Admin extends this capability, so target filters can be assigned at configuration time. Additionally the amount of services to inject, can be specified more precisely then in the component xml or with the Annotations. </text:p>
      <text:p text:style-name="P33">This RF<text:span text:style-name="T73">C</text:span> will explore the Use cases that exceed the possibilities DS gives the developer. The mechanism is not necessarily in the direct domain of DS, but can be picked up by it. </text:p>
      <text:p text:style-name="P33">All the Use cases that will follow, can be achieved somehow by using e.g. DS to activate a Component, that than uses Servicetrackers, to check if the special needs are fulfilled. This is often uncomfortable, and the principle is usually the same.</text:p>
      <text:h text:style-name="P92" text:outline-level="1"><text:soft-page-break/>Requirements</text:h>
      <text:h text:style-name="P94" text:outline-level="3">General</text:h>
      <text:list xml:id="list2055857545" text:style-name="L1">
        <text:list-item>
          <text:p text:style-name="P99">G010 – It <text:span text:style-name="T24">MUST</text:span> provide a marker service that can be used as a mandatory inject<text:span text:style-name="T31">e</text:span> for any component. </text:p>
        </text:list-item>
        <text:list-item>
          <text:p text:style-name="P99">G020 – Everybody must be able to register its own <text:span text:style-name="T21">Condition</text:span>.</text:p>
        </text:list-item>
        <text:list-item>
          <text:p text:style-name="P99">G030 – There MUST always be a registered True <text:span text:style-name="T25">C</text:span>ondition.</text:p>
        </text:list-item>
        <text:list-item>
          <text:p text:style-name="P99">G040 – Every registered Condition <text:span text:style-name="T25">MUST</text:span> have a <text:span text:style-name="T25">persistent identifying</text:span> property, that can be targeted <text:span text:style-name="T21">by other components</text:span>. </text:p>
        </text:list-item>
        <text:list-item>
          <text:p text:style-name="P100">G060 - The Condition must be <text:span text:style-name="T21">s</text:span>upported in all injection models. </text:p>
        </text:list-item>
        <text:list-item>
          <text:p text:style-name="P101">G070 – The state of <text:span text:style-name="T30">a C</text:span>ondition and its changes MUST be observable.</text:p>
        </text:list-item>
      </text:list>
      <text:h text:style-name="P95" text:outline-level="3">Configuration <text:span text:style-name="T26">of Conditions</text:span></text:h>
      <text:list xml:id="list175743382496439" text:continue-numbering="true" text:style-name="L1">
        <text:list-item>
          <text:p text:style-name="P102">C010 – The Solution MUST provide a mechanism to create <text:span text:style-name="T27">and program </text:span>conditions via configurat<text:span text:style-name="T24">i</text:span>on.</text:p>
        </text:list-item>
        <text:list-item>
          <text:p text:style-name="P103"><text:span text:style-name="T21">C</text:span>0<text:span text:style-name="T21">2</text:span>0 – It <text:span text:style-name="T28">MUST</text:span> <text:span text:style-name="T27">define a domain specific language to program Conditions. It must support boolean logic and cardinality.</text:span></text:p>
        </text:list-item>
        <text:list-item>
          <text:p text:style-name="P103"><text:span text:style-name="T21">C</text:span>0<text:span text:style-name="T27">3</text:span>0 – <text:span text:style-name="T29">The configurable component MUST provide a DTO showing the state of its requirements. </text:span></text:p>
        </text:list-item>
      </text:list>
      <text:h text:style-name="P95" text:outline-level="3">Declarative Services</text:h>
      <text:list xml:id="list175744725230453" text:continue-numbering="true" text:style-name="L1">
        <text:list-item>
          <text:p text:style-name="P102">DS010 – DS MUST support a mechanism <text:span text:style-name="T27">to bind the enablement of a component to a</text:span> Condition<text:span text:style-name="T27">.</text:span></text:p>
        </text:list-item>
        <text:list-item>
          <text:p text:style-name="P104"><text:span text:style-name="T21">DS020 - </text:span>Every DS Component by default must depend on the True Condition <text:span text:style-name="T21">of G030.</text:span></text:p>
        </text:list-item>
        <text:list-item>
          <text:p text:style-name="P105"><text:span text:style-name="T21">D</text:span>S0<text:span text:style-name="T22">3</text:span>0 – <text:span text:style-name="T23">CDI MUST meet the Requirements DS010 and DS020 as well. </text:span></text:p>
        </text:list-item>
      </text:list>
      <text:h text:style-name="P92" text:outline-level="1">Technical Solution</text:h>
      <text:p text:style-name="P35">This solution proposes extending the core to support Conditions and even entails changes to DS and CDI, <text:span text:style-name="T98">that</text:span> need to be honored by any other future Component Model, <text:span text:style-name="T76">except Blueprint</text:span>. </text:p>
      <text:h text:style-name="P118" text:outline-level="2"><text:soft-page-break/>Condition</text:h>
      <text:p text:style-name="P43">A valid Condition is a Service registration with the <text:change-start text:change-id="ct331982064"/><text:span text:style-name="T47">org.osgi.</text:span><text:change-end text:change-id="ct331982064"/><text:change-start text:change-id="ct331985184"/><text:span text:style-name="T49">service.</text:span><text:change-end text:change-id="ct331985184"/><text:change-start text:change-id="ct331984104"/><text:span text:style-name="T47">condition.Condition</text:span><text:change-end text:change-id="ct331984104"/> Interface as <text:span text:style-name="T50">an</text:span> exposed ObjectClass, together with a unique Condition id property (<text:change-start text:change-id="ct331982184"/><text:span text:style-name="T47">org.osgi.</text:span><text:change-end text:change-id="ct331982184"/><text:change-start text:change-id="ct331982784"/><text:span text:style-name="T49">service.</text:span><text:change-end text:change-id="ct331982784"/><text:change-start text:change-id="ct331984344"/><text:span text:style-name="T47">condition.Condition</text:span><text:change-end text:change-id="ct331984344"/><text:span text:style-name="T43">#CONDITION_ID</text:span>). A Condition does not offer any functionality and acts just as a clearly identifiable Marker.</text:p>
      <text:p text:style-name="P37">The proposed Interface is:</text:p>
      <text:p text:style-name="P72">@ConsumerType</text:p>
      <text:p text:style-name="P6"><text:span text:style-name="T32">public</text:span><text:span text:style-name="T8"> </text:span><text:span text:style-name="T32">interface</text:span><text:span text:style-name="T8"> Condition {</text:span></text:p>
      <text:p text:style-name="P78"/>
      <text:p text:style-name="P6"><text:span text:style-name="T8"><text:tab/></text:span><text:span text:style-name="T32">public</text:span><text:span text:style-name="T8"> </text:span><text:span text:style-name="T32">static</text:span><text:span text:style-name="T8"> </text:span><text:span text:style-name="T32">final</text:span><text:span text:style-name="T8"> String </text:span><text:span text:style-name="T9">CONDITION_ID</text:span><text:span text:style-name="T8"> = </text:span><text:span text:style-name="T7">"osgi.condition.id"</text:span><text:span text:style-name="T8">;</text:span></text:p>
      <text:p text:style-name="P78"/>
      <text:p text:style-name="P90"><text:span text:style-name="T8"><text:tab/></text:span><text:span text:style-name="T32">public</text:span><text:span text:style-name="T8"> </text:span><text:span text:style-name="T32">static</text:span><text:span text:style-name="T8"> </text:span><text:span text:style-name="T32">final</text:span><text:span text:style-name="T8"> String </text:span><text:span text:style-name="T9">DEFAULT_TRUE_CONDITION_ID</text:span><text:span text:style-name="T8"> = </text:span><text:span text:style-name="T7">"</text:span><text:span text:style-name="T71">true</text:span><text:span text:style-name="T7">"</text:span><text:span text:style-name="T8">;</text:span></text:p>
      <text:p text:style-name="P78"/>
      <text:p text:style-name="P6"><text:span text:style-name="T8"><text:tab/></text:span><text:span text:style-name="T82">/** </text:span></text:p>
      <text:p text:style-name="P79"><text:tab/>* A default instance that can be used to register Conditions,</text:p>
      <text:p text:style-name="P79"><text:tab/>* without cluttering the JVM with useless Object instances.</text:p>
      <text:p text:style-name="P79"><text:s/><text:tab/>*/</text:p>
      <text:p text:style-name="P6"><text:span text:style-name="T8"><text:tab/></text:span><text:span text:style-name="T32">public</text:span><text:span text:style-name="T8"> </text:span><text:span text:style-name="T32">static</text:span><text:span text:style-name="T8"> </text:span><text:span text:style-name="T32">final</text:span><text:span text:style-name="T8"> Condition </text:span><text:span text:style-name="T9">INSTANCE</text:span><text:span text:style-name="T8"> = </text:span><text:span text:style-name="T32">new</text:span><text:span text:style-name="T8"> ConditionImpl(); </text:span></text:p>
      <text:p text:style-name="P78"/>
      <text:p text:style-name="P6"><text:span text:style-name="T8"><text:tab/></text:span><text:span text:style-name="T82">/**</text:span></text:p>
      <text:p text:style-name="P6"><text:span text:style-name="T82"><text:tab/> * A default Implementation for the </text:span><text:span text:style-name="T83">{@link Condition}</text:span><text:span text:style-name="T82"> interface </text:span></text:p>
      <text:p text:style-name="P79"><text:tab/> */</text:p>
      <text:p text:style-name="P6"><text:span text:style-name="T8"><text:tab/></text:span><text:span text:style-name="T33">static </text:span><text:span text:style-name="T32">class</text:span><text:span text:style-name="T8"> ConditionImpl </text:span><text:span text:style-name="T32">implements</text:span><text:span text:style-name="T8"> Condition{</text:span></text:p>
      <text:p text:style-name="P75"><text:tab/><text:tab/></text:p>
      <text:p text:style-name="P75"><text:tab/>}</text:p>
      <text:p text:style-name="P75"><text:tab/></text:p>
      <text:p text:style-name="P75"><text:tab/></text:p>
      <text:p text:style-name="P68">}</text:p>
      <text:p text:style-name="P36">A <text:span text:style-name="T95">C</text:span>omponent that wishes to announce a Condition has now 3 possibilities:</text:p>
      <text:list xml:id="list4285859901" text:style-name="L2">
        <text:list-item>
          <text:p text:style-name="P106"><text:span text:style-name="T76">A Component i</text:span>mplement<text:span text:style-name="T76">s</text:span> the <text:change-start text:change-id="ct331983984"/><text:span text:style-name="T48">org.osgi.</text:span><text:change-end text:change-id="ct331983984"/><text:change-start text:change-id="ct331985304"/><text:span text:style-name="T49">service.</text:span><text:change-end text:change-id="ct331985304"/><text:change-start text:change-id="ct331981944"/><text:span text:style-name="T48">condition.Condition</text:span><text:change-end text:change-id="ct331981944"/> Interface and announce it as a<text:span text:style-name="T93">n</text:span> <text:span text:style-name="T99">Servicetype</text:span><text:span text:style-name="T74"> </text:span>of its own Service Registration, together with <text:span text:style-name="T93">a</text:span> <text:s text:c="2"/><text:span text:style-name="T44">Condition.CONDITION_ID </text:span><text:span text:style-name="T52">property.</text:span></text:p>
        </text:list-item>
        <text:list-item>
          <text:p text:style-name="P107"><text:span text:style-name="T51">Create an own ServiceRegistration, using </text:span><text:span text:style-name="T54">for example</text:span><text:span text:style-name="T51"> </text:span><text:span text:style-name="T55">the</text:span><text:span text:style-name="T51"> </text:span><text:span text:style-name="T44">Co</text:span><text:span text:style-name="T43">ndition</text:span><text:span text:style-name="T44">.</text:span><text:span text:style-name="T43">INSTANCE</text:span><text:span text:style-name="T84">, together with </text:span><text:span text:style-name="T85">a</text:span><text:span text:style-name="T45"> </text:span><text:span text:style-name="T44">Condition.CONDITION_ID </text:span><text:span text:style-name="T51">property.</text:span></text:p>
        </text:list-item>
        <text:list-item>
          <text:p text:style-name="P107"><text:span text:style-name="T51">Create an own ServiceRegistration, using any Object implementing the </text:span><text:span text:style-name="T43">Condition</text:span><text:span text:style-name="T51"> Interface</text:span><text:span text:style-name="T45">,</text:span><text:span text:style-name="T53"> together with </text:span><text:span text:style-name="T55">a</text:span><text:span text:style-name="T53"> </text:span><text:span text:style-name="T44">Condition.CONDITION_ID </text:span><text:span text:style-name="T51">property.</text:span></text:p>
        </text:list-item>
      </text:list>
      <text:h text:style-name="Heading_20_3" text:outline-level="3">The default TRUE Conditions</text:h>
      <text:p text:style-name="P38">The Framework itself will always register a TRUE Condition instance, that always can be relied upon. This Condition must have the <text:span text:style-name="T34">Constants.CONDITION_ID </text:span><text:span text:style-name="T35">property </text:span><text:span text:style-name="T42">with the value</text:span> “<text:span text:style-name="T93">true</text:span>”.</text:p>
      <text:h text:style-name="P119" text:outline-level="2"><text:span text:style-name="T56">Condition Factory</text:span></text:h>
      <text:p text:style-name="P39">In order to create <text:span text:style-name="T57">more complex </text:span>Conditions <text:span text:style-name="T57">easily a configurable Factory is called for. This allows integration of Conditions in a Systems without the requirement to actually register a Condition Service.</text:span></text:p>
      <text:p text:style-name="P1"><text:change-start text:change-id="ct331984464"/><text:soft-page-break/><text:span text:style-name="T101">The implementation </text:span><text:change-end text:change-id="ct331984464"/><text:change-start text:change-id="ct331986144"/><text:span text:style-name="T101">implementation of the ConditionFactory</text:span><text:change-end text:change-id="ct331986144"/><text:change text:change-id="ct331983384"/><text:span text:style-name="T93"> should register a </text:span><text:span text:style-name="T46">org.osgi.service.cm.ManagedServiceFactory </text:span><text:span text:style-name="T94">with the service </text:span><text:change text:change-id="ct331982304"/><text:change-start text:change-id="ct331985664"/><text:span text:style-name="T101">PID</text:span><text:change-end text:change-id="ct331985664"/><text:span text:style-name="T94"> “osgi.condition.factory”.</text:span> <text:span text:style-name="T94">A</text:span> configuration <text:span text:style-name="T94">it might receive via ConfigurationAdmin </text:span>can contain two lists of target filter. One for filters that MUST find at least one Service <text:span text:style-name="T94">each </text:span>in order to have a Condition registered. The other one represents a List of filters, that <text:span text:style-name="T94">MUST NOT </text:span>find any matching service. <text:span text:style-name="T94">The moment all the included and non of the exclude filters match a Service, a Condition is registered with the given identifier and the additional properties. If any of the include Services go away or an excluded Service becomes available, this Condition must be unregistered.</text:span></text:p>
      <text:p text:style-name="P57">List of Properties:</text:p>
      <table:table table:name="Table5" table:style-name="Table5">
        <table:table-column table:style-name="Table5.A"/>
        <table:table-column table:style-name="Table5.B"/>
        <table:table-row>
          <table:table-cell table:style-name="Table5.A1" office:value-type="string">
            <text:p text:style-name="P4">Name</text:p>
          </table:table-cell>
          <table:table-cell table:style-name="Table5.B1" office:value-type="string">
            <text:p text:style-name="P4">Value</text:p>
          </table:table-cell>
        </table:table-row>
        <table:table-row>
          <table:table-cell table:style-name="Table5.A2" office:value-type="string">
            <text:p text:style-name="P3">osgi.<text:span text:style-name="T5">condition.identifier</text:span></text:p>
          </table:table-cell>
          <table:table-cell table:style-name="Table5.B2" office:value-type="string">
            <text:p text:style-name="P2">The <text:span text:style-name="T34">Constants.CONDITION_ID</text:span> that will be set to the condition that will be registered <text:change text:change-id="ct333426040"/><text:change-start text:change-id="ct333425440"/><text:span text:style-name="T104">if</text:span><text:change-end text:change-id="ct333425440"/> all filters are satisfied</text:p>
          </table:table-cell>
        </table:table-row>
        <table:table-row>
          <table:table-cell table:style-name="Table5.A2" office:value-type="string">
            <text:p text:style-name="P3">osgi.<text:span text:style-name="T5">condition.properties.*</text:span></text:p>
          </table:table-cell>
          <table:table-cell table:style-name="Table5.B2" office:value-type="string">
            <text:p text:style-name="P2">Properties like this will be registered with the condition <text:change text:change-id="ct294787848"/><text:change-start text:change-id="ct294787368"/><text:span text:style-name="T104">if</text:span><text:change-end text:change-id="ct294787368"/> all filters are satisfied. The key will be the * part.</text:p>
          </table:table-cell>
        </table:table-row>
        <table:table-row>
          <table:table-cell table:style-name="Table5.A2" office:value-type="string">
            <text:p text:style-name="P3">osgi.<text:span text:style-name="T5">condition.</text:span><text:change text:change-id="ct331982424"/><text:change-start text:change-id="ct333426400"/><text:span text:style-name="T104">match.all</text:span><text:change-end text:change-id="ct333426400"/></text:p>
          </table:table-cell>
          <table:table-cell table:style-name="Table5.B2" office:value-type="string">
            <text:p text:style-name="P4">A<text:span text:style-name="T95">n optional</text:span> lis<text:span text:style-name="T5">t</text:span> of valid target filters. <text:span text:style-name="T5">A Condition will be registered </text:span><text:change text:change-id="ct333425920"/><text:change-start text:change-id="ct333425080"/><text:span text:style-name="T104">if</text:span><text:change-end text:change-id="ct333425080"/><text:span text:style-name="T5"> each filter finds at least one matching service.</text:span></text:p>
          </table:table-cell>
        </table:table-row>
        <table:table-row>
          <table:table-cell table:style-name="Table5.A2" office:value-type="string">
            <text:p text:style-name="P5"><text:change-start text:change-id="ct331663672"/>osgi.<text:span text:style-name="T5">condition.</text:span><text:change-end text:change-id="ct331663672"/><text:change-start text:change-id="ct322285856"/><text:span text:style-name="T5">match.</text:span><text:change-end text:change-id="ct322285856"/><text:change-start text:change-id="ct331663552"/><text:span text:style-name="T5">non</text:span><text:change-end text:change-id="ct331663552"/><text:change-start text:change-id="ct331662952"/><text:span text:style-name="T5">e</text:span><text:change-end text:change-id="ct331662952"/><text:change text:change-id="ct331661992"/></text:p>
          </table:table-cell>
          <table:table-cell table:style-name="Table5.B2" office:value-type="string">
            <text:p text:style-name="P4">A<text:span text:style-name="T95">n optional</text:span> lis<text:span text:style-name="T5">t</text:span> of valid target filters. <text:span text:style-name="T5">A Condition will</text:span><text:change-start text:change-id="ct331663792"/><text:span text:style-name="T5"> </text:span><text:span text:style-name="T104">not</text:span><text:change-end text:change-id="ct331663792"/><text:span text:style-name="T5"> be </text:span><text:change text:change-id="ct333426640"/><text:span text:style-name="T5">registered </text:span><text:change text:change-id="ct333425800"/><text:change-start text:change-id="ct333424960"/><text:span text:style-name="T104">if</text:span><text:change-end text:change-id="ct333424960"/><text:span text:style-name="T5"> any filter finds at least one matching service.</text:span></text:p>
          </table:table-cell>
        </table:table-row>
      </table:table>
      <text:p text:style-name="P63"/>
      <text:p text:style-name="P63"/>
      <text:p text:style-name="Body">An Example <text:span text:style-name="T95">Configuration utilizing the Configurator w</text:span>ould look like <text:span text:style-name="T95">as follows</text:span>:</text:p>
      <text:p text:style-name="P63"/>
      <text:p text:style-name="P63">{</text:p>
      <text:p text:style-name="P6"><text:span text:style-name="T8"><text:s text:c="4"/></text:span><text:span text:style-name="T58">":configurator:resource-version"</text:span><text:span text:style-name="T8">: </text:span><text:span text:style-name="T65">1</text:span><text:span text:style-name="T8">,</text:span></text:p>
      <text:p text:style-name="P75"><text:s text:c="4"/></text:p>
      <text:p text:style-name="P6"><text:span text:style-name="T8"><text:s text:c="4"/></text:span><text:span text:style-name="T58">"</text:span><text:span text:style-name="T62">osgi.c</text:span><text:span text:style-name="T58">ondition.</text:span><text:span text:style-name="T62">f</text:span><text:span text:style-name="T58">actory</text:span><text:span text:style-name="T61">~test</text:span><text:span text:style-name="T58">"</text:span><text:span text:style-name="T8"> : {</text:span></text:p>
      <text:p text:style-name="P6"><text:span text:style-name="T8"><text:s text:c="4"/><text:tab/></text:span><text:span text:style-name="T58">"</text:span><text:span text:style-name="T60">osgi.</text:span><text:span text:style-name="T58">condition.identifyer"</text:span><text:span text:style-name="T8"> : </text:span><text:span text:style-name="T65">"resulting.condition.id"</text:span><text:span text:style-name="T8">,</text:span></text:p>
      <text:p text:style-name="P77"><text:span text:style-name="T8"><text:s text:c="4"/><text:tab/></text:span><text:span text:style-name="T58">"</text:span><text:span text:style-name="T60">osgi.</text:span><text:span text:style-name="T58">condition.</text:span><text:span text:style-name="T59">proper</text:span><text:span text:style-name="T60">t</text:span><text:span text:style-name="T59">ies.custom.condition.prop</text:span><text:span text:style-name="T58">"</text:span><text:span text:style-name="T8"> : </text:span><text:span text:style-name="T65">"</text:span><text:span text:style-name="T66">my.property</text:span><text:span text:style-name="T65">"</text:span><text:span text:style-name="T8">,</text:span></text:p>
      <text:p text:style-name="P6"><text:span text:style-name="T8"><text:s text:c="4"/><text:tab/></text:span><text:span text:style-name="T58">"</text:span><text:span text:style-name="T60">osgi.condition.</text:span><text:change text:change-id="ct322285256"/><text:change-start text:change-id="ct322285616"/><text:span text:style-name="T64">match.all</text:span><text:change-end text:change-id="ct322285616"/><text:span text:style-name="T58">"</text:span><text:span text:style-name="T8"> : [</text:span></text:p>
      <text:p text:style-name="P6"><text:span text:style-name="T8"><text:s text:c="4"/><text:tab/><text:tab/></text:span><text:span text:style-name="T65">"(&amp;(objectClass=org.foo.Bar)(my.prop=foo))"</text:span><text:span text:style-name="T8">,</text:span></text:p>
      <text:p text:style-name="P6"><text:span text:style-name="T8"><text:s text:c="4"/><text:tab/><text:tab/></text:span><text:span text:style-name="T65">"(my.prop=bar)"</text:span></text:p>
      <text:p text:style-name="P75"><text:s text:c="4"/><text:tab/>],</text:p>
      <text:p text:style-name="P6"><text:span text:style-name="T8"><text:s text:c="4"/><text:tab/></text:span><text:span text:style-name="T58">"</text:span><text:span text:style-name="T60">osgi.condition.</text:span><text:change text:change-id="ct333429280"/><text:change-start text:change-id="ct333429400"/><text:span text:style-name="T64">match.none</text:span><text:change-end text:change-id="ct333429400"/><text:span text:style-name="T58">"</text:span><text:span text:style-name="T8"> : [</text:span></text:p>
      <text:p text:style-name="P6"><text:span text:style-name="T8"><text:s text:c="4"/><text:tab/><text:tab/></text:span><text:span text:style-name="T65">"(&amp;(objectClass=org.foo.Fizz)(my.prop=buzz))"</text:span></text:p>
      <text:p text:style-name="P75"><text:s text:c="4"/><text:tab/>]</text:p>
      <text:p text:style-name="P64"><text:s text:c="4"/>}</text:p>
      <text:p text:style-name="P65">}</text:p>
      <text:p text:style-name="P56"/>
      <text:p text:style-name="P87"/>
      <text:h text:style-name="P120" text:outline-level="2">Support in DS <text:span text:style-name="T87">and CDI</text:span></text:h>
      <text:p text:style-name="P50">Conditions <text:span text:style-name="T88">must</text:span> be an implicit service reference, that <text:span text:style-name="T88">will always be there. It can be made explicit and modified with some limitation</text:span><text:change-start text:change-id="ct294759048"/><text:span text:style-name="T104">s</text:span><text:change-end text:change-id="ct294759048"/><text:span text:style-name="T88"> described later</text:span>.</text:p>
      <text:p text:style-name="P51">To <text:span text:style-name="T89">present</text:span> all its mandatory attributes <text:span text:style-name="T96">of the implicit Reference</text:span>, the following example will show it as a DS Component Annotation:</text:p>
      <text:p text:style-name="P7"><text:span text:style-name="T77">@Component</text:span><text:span text:style-name="T8">(name = </text:span><text:span text:style-name="T7">"A Examp</text:span><text:change text:change-id="ct294787488"/><text:change-start text:change-id="ct294788448"/><text:span text:style-name="T72">le</text:span><text:change-end text:change-id="ct294788448"/><text:span text:style-name="T7"> Component"</text:span><text:span text:style-name="T8">, reference = {</text:span></text:p>
      <text:p text:style-name="P6"><text:span text:style-name="T8"><text:tab/></text:span><text:span text:style-name="T77">@Reference</text:span><text:span text:style-name="T8">(</text:span></text:p>
      <text:p text:style-name="P6"><text:span text:style-name="T8"><text:tab/>name=</text:span><text:span text:style-name="T7">"osgi.ds.</text:span><text:span text:style-name="T70">activation.</text:span><text:span text:style-name="T7">condition"</text:span><text:span text:style-name="T8">, </text:span></text:p>
      <text:p text:style-name="P6"><text:span text:style-name="T8"><text:tab/>target = </text:span><text:span text:style-name="T7">"</text:span><text:span text:style-name="T70">(</text:span><text:span text:style-name="T7">osgi.conditon.id=true)"</text:span><text:span text:style-name="T8">,</text:span></text:p>
      <text:p text:style-name="P6"><text:span text:style-name="T8"><text:tab/>cardinality = ReferenceCardinality.</text:span><text:span text:style-name="T9">MANDATORY</text:span><text:span text:style-name="T8">,</text:span><text:change-start text:change-id="ct330886664"/></text:p>
      <text:p text:style-name="P91"><text:span text:style-name="T8"><text:tab/></text:span><text:span text:style-name="T41">policy</text:span><text:span text:style-name="T8"> = </text:span><text:span text:style-name="T41">ReferencePolicy</text:span><text:span text:style-name="T8">.</text:span><text:span text:style-name="T81">DYNAMIC</text:span><text:span text:style-name="T8">,</text:span><text:change-end text:change-id="ct330886664"/></text:p>
      <text:p text:style-name="P6"><text:span text:style-name="T8"><text:tab/>service = Condition.</text:span><text:span text:style-name="T32">class</text:span><text:change text:change-id="ct325148560"/><text:span text:style-name="T8">)</text:span><text:span text:style-name="T38">}</text:span><text:span text:style-name="T37">)</text:span></text:p>
      <text:p text:style-name="P52">By default, it thus will wait for the default true Condition.</text:p>
      <text:p text:style-name="P52">The activation conditions target Filter can be changed by setting the component property <text:span text:style-name="T7">"org.osgi.ds.activation.condition.target"</text:span> to a valid Filter expression. This will delay the activation of the component until a Condition matching the given filter becomes available.</text:p>
      <text:p text:style-name="P52">The implicit Reference <text:span text:style-name="T90">can become an explicit reference as shown with the following Example:</text:span></text:p>
      <text:p text:style-name="P73">@Component</text:p>
      <text:p text:style-name="P6"><text:span text:style-name="T32">public</text:span><text:span text:style-name="T8"> </text:span><text:span text:style-name="T32">class</text:span><text:span text:style-name="T8"> MyComponent {</text:span></text:p>
      <text:p text:style-name="P78"/>
      <text:p text:style-name="P6"><text:span text:style-name="T8"><text:tab/></text:span><text:span text:style-name="T77">@Reference</text:span><text:span text:style-name="T8">(name=</text:span><text:span text:style-name="T7">"osgi.ds.activation.condition"</text:span><text:span text:style-name="T8">)</text:span></text:p>
      <text:p text:style-name="P6"><text:span text:style-name="T8"><text:tab/></text:span><text:span text:style-name="T32">private</text:span><text:span text:style-name="T8"> Condition </text:span><text:span text:style-name="T79">defaultCondition</text:span><text:span text:style-name="T8">;</text:span></text:p>
      <text:p text:style-name="P75"><text:tab/></text:p>
      <text:p text:style-name="P66">}</text:p>
      <text:p text:style-name="P111"><text:change-start text:change-id="ct325149760"/>TODO: Make the example a bit more expressive.</text:p>
      <text:p text:style-name="P53"><text:change-end text:change-id="ct325149760"/>It can be used with any of the known injection points, similar to any other Service. It is not permitted to use the Reference name “org.osgi.ds.activation.condition” with any other type then Condition. Any other attribute can be changed at the users discretion <text:span text:style-name="T91">and at his own risk</text:span>. </text:p>
      <text:p text:style-name="P54">To allow the convenient change of the default activation target, the following Annotation will be provided:</text:p>
      <text:p text:style-name="P74">@ComponentPropertyType</text:p>
      <text:p text:style-name="P6"><text:span text:style-name="T77">@Retention</text:span><text:span text:style-name="T8">(RetentionPolicy.</text:span><text:span text:style-name="T9">CLASS</text:span><text:span text:style-name="T8">)</text:span></text:p>
      <text:p text:style-name="P6"><text:span text:style-name="T77">@Target</text:span><text:span text:style-name="T8">(ElementType.</text:span><text:span text:style-name="T9">TYPE</text:span><text:span text:style-name="T8">)</text:span></text:p>
      <text:p text:style-name="P80">@RequireServiceComponentRuntime</text:p>
      <text:p text:style-name="P6"><text:span text:style-name="T32">public</text:span><text:span text:style-name="T8"> </text:span><text:span text:style-name="T32">@interface</text:span><text:span text:style-name="T8"> </text:span><text:span text:style-name="T77">DefaultActivationCondition</text:span><text:span text:style-name="T8"> {</text:span></text:p>
      <text:p text:style-name="P6"><text:span text:style-name="T8"><text:tab/></text:span><text:span text:style-name="T82">/**</text:span></text:p>
      <text:p text:style-name="P79"><text:tab/> * Prefix for the property name. This value is prepended to each property</text:p>
      <text:p text:style-name="P79"><text:tab/> * name.</text:p>
      <text:p text:style-name="P79"><text:tab/> */</text:p>
      <text:p text:style-name="P6"><text:span text:style-name="T8"><text:tab/></text:span><text:span text:style-name="T39">String</text:span><text:span text:style-name="T8"> </text:span><text:span text:style-name="T9">PREFIX_</text:span><text:span text:style-name="T8"> = </text:span><text:span text:style-name="T7">"osgi.ds.activation.condition"</text:span><text:span text:style-name="T8">;</text:span></text:p>
      <text:p text:style-name="P78"/>
      <text:p text:style-name="P6"><text:span text:style-name="T8"><text:tab/></text:span><text:span text:style-name="T82">/**</text:span></text:p>
      <text:p text:style-name="P79"><text:soft-page-break/><text:tab/> * Service property providing a new target filter for the default activation </text:p>
      <text:p text:style-name="P79"><text:tab/> * Condition</text:p>
      <text:p text:style-name="P79"><text:tab/> * </text:p>
      <text:p text:style-name="P6"><text:span text:style-name="T82"><text:tab/> * </text:span><text:span text:style-name="T92">@return</text:span><text:span text:style-name="T82"> The target filter for the default activation condition.</text:span></text:p>
      <text:p text:style-name="P79"><text:tab/> */</text:p>
      <text:p text:style-name="P75"><text:tab/>String target();</text:p>
      <text:p text:style-name="P67">}</text:p>
      <text:p text:style-name="P48"/>
      <text:p text:style-name="P62"/>
      <text:h text:style-name="P121" text:outline-level="2" text:is-list-header="true"/>
      <text:h text:style-name="P92" text:outline-level="1">Data Transfer Objects</text:h>
      <text:p text:style-name="P112"><text:change-start text:change-id="ct325148080"/>The default condition dependency reference need to be visible in the respective DTOs.</text:p>
      <text:p text:style-name="P12"><text:change-end text:change-id="ct325148080"/>DTOs are not necessary. A Condition is just a Service. All required <text:span text:style-name="T96">I</text:span>nformation are already available through the DTOs of DS and CDI,</text:p>
      <text:h text:style-name="P92" text:outline-level="1">Javadoc</text:h>
      <text:p text:style-name="P11"><text:span text:style-name="T12">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15">https://www.osgi.org/members/RFC/Javadoc</text:span></text:a><text:span text:style-name="T12"> </text:span></text:p>
      <text:h text:style-name="P92" text:outline-level="1"><text:soft-page-break/>Considered Alternatives</text:h>
      <text:h text:style-name="P122" text:outline-level="2">Use conditions to trigger Components enablement</text:h>
      <text:p text:style-name="P49">This notion was abandoned right from the start, because a Condition is just a Service and DS and CDI have already mechanisms in place to react and require to them.</text:p>
      <text:p text:style-name="P45">Currently Components have an enabled flag, to tell DS to handle a Component. A component can disable itself via its Components Context. The only possibility to enable a Component again would be to hand the <text:span text:style-name="T43">ComponentContext</text:span> to someone else, so he can enable it again or via the <text:span text:style-name="T75">ServiceComponentRuntime Service</text:span>.</text:p>
      <text:p text:style-name="P45">Conditions can be a more powerful and convenient way for a component developer, to control its enablement. <text:span text:style-name="T68">Thus a new enablement condition filter will be used beside the enable marker.</text:span></text:p>
      <text:h text:style-name="P96" text:outline-level="3">XML Schema</text:h>
      <text:p text:style-name="P46">To use the condition as trigger, a new field <text:span text:style-name="T43">enablementCondition</text:span> is added to the component XML schema of type String. The filed is optional and must be a valid filter if set.</text:p>
      <text:p text:style-name="P47">Do we want to mark the enable field as deprecated or do we want to keep it forever?</text:p>
      <text:h text:style-name="P97" text:outline-level="3">Annnotation</text:h>
      <text:p text:style-name="P44">The @Component Annotation must be amended with the following field:</text:p>
      <text:p text:style-name="P70"><text:span text:style-name="T8">String enablementCondition() </text:span><text:span text:style-name="T32">default</text:span><text:span text:style-name="T8"> </text:span><text:span text:style-name="T7">""</text:span><text:span text:style-name="T8">;</text:span></text:p>
      <text:p text:style-name="P44">This will be mapped to its counterpart in the component XML at build time.</text:p>
      <text:h text:style-name="P98" text:outline-level="3">Behavior</text:h>
      <text:p text:style-name="P44">DS must adhere to the following rules:</text:p>
      <text:p text:style-name="P44"/>
      <table:table table:name="Table3" table:style-name="Table3">
        <table:table-column table:style-name="Table3.A"/>
        <table:table-column table:style-name="Table3.B"/>
        <table:table-column table:style-name="Table3.C"/>
        <table:table-row>
          <table:table-cell table:style-name="Table3.A1" office:value-type="string">
            <text:p text:style-name="P85"/>
          </table:table-cell>
          <table:table-cell table:style-name="Table3.A1" office:value-type="string">
            <text:p text:style-name="P85">State</text:p>
          </table:table-cell>
          <table:table-cell table:style-name="Table3.C1" office:value-type="string">
            <text:p text:style-name="P85">Behavior</text:p>
          </table:table-cell>
        </table:table-row>
        <table:table-row>
          <table:table-cell table:style-name="Table3.A2" office:value-type="string">
            <text:p text:style-name="P41">1</text:p>
          </table:table-cell>
          <table:table-cell table:style-name="Table3.A2" office:value-type="string">
            <text:p text:style-name="P42">enable=true<text:line-break/><text:span text:style-name="T86">enablementCondition</text:span>=&lt;empty&gt;</text:p>
          </table:table-cell>
          <table:table-cell table:style-name="Table3.C2" office:value-type="string">
            <text:p text:style-name="P85">DS enables the Component, the moment the default true Condition becomes available (see 5.1.1).</text:p>
          </table:table-cell>
        </table:table-row>
        <table:table-row>
          <table:table-cell table:style-name="Table3.A2" office:value-type="string">
            <text:p text:style-name="P41">2</text:p>
          </table:table-cell>
          <table:table-cell table:style-name="Table3.A2" office:value-type="string">
            <text:p text:style-name="P42">enable=true<text:line-break/><text:span text:style-name="T86">enablementCondition</text:span>=”(<text:span text:style-name="T73">foo=bar</text:span>)”</text:p>
          </table:table-cell>
          <table:table-cell table:style-name="Table3.C2" office:value-type="string">
            <text:p text:style-name="P85">DS enables the Component, the moment <text:span text:style-name="T73">a condition matching the given filter becomes available.</text:span></text:p>
          </table:table-cell>
        </table:table-row>
        <table:table-row>
          <table:table-cell table:style-name="Table3.A2" office:value-type="string">
            <text:p text:style-name="P41">3</text:p>
          </table:table-cell>
          <table:table-cell table:style-name="Table3.A2" office:value-type="string">
            <text:p text:style-name="P42">enable=<text:span text:style-name="T73">false</text:span><text:line-break/><text:span text:style-name="T86">enablementCondition</text:span>=<text:span text:style-name="T73">&lt;empty&gt;</text:span></text:p>
          </table:table-cell>
          <table:table-cell table:style-name="Table3.C2" office:value-type="string">
            <text:p text:style-name="P86">The Component is disables. If the enable state is changed via DTOs or ComponentContext the behaviour of 1 applies.</text:p>
          </table:table-cell>
        </table:table-row>
        <table:table-row>
          <table:table-cell table:style-name="Table3.A2" office:value-type="string">
            <text:p text:style-name="P41">4</text:p>
          </table:table-cell>
          <table:table-cell table:style-name="Table3.A2" office:value-type="string">
            <text:p text:style-name="P42">enable=<text:span text:style-name="T73">false</text:span><text:line-break/><text:span text:style-name="T86">enablementCondition</text:span>=”(<text:span text:style-name="T73">foo=bar</text:span>)”</text:p>
          </table:table-cell>
          <table:table-cell table:style-name="Table3.C2" office:value-type="string">
            <text:p text:style-name="P86">The Component is disables. If the enable state is changed via DTOs or ComponentContext the behaviour of 2 applies.</text:p>
          </table:table-cell>
        </table:table-row>
      </table:table>
      <text:p text:style-name="P69"/>
      <text:h text:style-name="P92" text:outline-level="1"><text:soft-page-break/>Security Considerations</text:h>
      <text:p text:style-name="P28">Description of all known vulnerabilities this may either introduce or address as well as scenarios of how the weaknesses could be circumvented.</text:p>
      <text:h text:style-name="P92" text:outline-level="1">Document Support</text:h>
      <text:h text:style-name="P114" text:outline-level="2">References</text:h>
      <text:list xml:id="list474491820" text:style-name="WW8Num3">
        <text:list-item>
          <text:p text:style-name="P125"><text:bookmark-start text:name="_Ref493020620"/>Bradner, S., Key words for use in RFCs to Indicate Requirement Levels, RFC2119, March 1997.<text:bookmark-end text:name="_Ref493020620"/></text:p>
        </text:list-item>
        <text:list-item>
          <text:p text:style-name="P125">Software Requirements &amp; Specifications. Michael Jackson. ISBN 0-201-87712-0</text:p>
        </text:list-item>
      </text:list>
      <text:p text:style-name="P61"/>
      <text:p text:style-name="P30"><text:span text:style-name="T13">Add references simply by adding new items. You can then cross-refer to them by chosing &lt;Insert&gt;&lt;Cross Reference&gt;&lt;Numbered Item&gt; and then selecting the paragraph. </text:span><text:span text:style-name="T14">STATIC REFERENCES (I.E. BODGED) ARE NOT ACCEPTABLE, SOMEONE WILL HAVE TO UPDATE THEM LATER, SO DO IT PROPERLY NOW.</text:span></text:p>
      <text:h text:style-name="P114" text:outline-level="2">Author’s Address</text:h>
      <text:p text:style-name="P30"/>
      <table:table table:name="Table2" table:style-name="Table2">
        <table:table-column table:style-name="Table2.A"/>
        <table:table-column table:style-name="Table2.B"/>
        <table:table-row table:style-name="Table2.1">
          <table:table-cell table:style-name="Table2.A1" office:value-type="string">
            <text:p text:style-name="P14">Name</text:p>
          </table:table-cell>
          <table:table-cell table:style-name="Table2.B1" office:value-type="string">
            <text:p text:style-name="P15">Jürgen Albert</text:p>
          </table:table-cell>
        </table:table-row>
        <table:table-row table:style-name="Table2.1">
          <table:table-cell table:style-name="Table2.A1" office:value-type="string">
            <text:p text:style-name="P14">Company</text:p>
          </table:table-cell>
          <table:table-cell table:style-name="Table2.B1" office:value-type="string">
            <text:p text:style-name="P15">Data In Motion Consulting GmbH</text:p>
          </table:table-cell>
        </table:table-row>
        <table:table-row table:style-name="Table2.1">
          <table:table-cell table:style-name="Table2.A1" office:value-type="string">
            <text:p text:style-name="P14">Address</text:p>
          </table:table-cell>
          <table:table-cell table:style-name="Table2.B1" office:value-type="string">
            <text:p text:style-name="P15">Kahlaische Str.4, 07745 Jena, Germany</text:p>
          </table:table-cell>
        </table:table-row>
        <table:table-row table:style-name="Table2.1">
          <table:table-cell table:style-name="Table2.A1" office:value-type="string">
            <text:p text:style-name="P14">Voice</text:p>
          </table:table-cell>
          <table:table-cell table:style-name="Table2.B1" office:value-type="string">
            <text:p text:style-name="P15">+49 1577 2521634</text:p>
          </table:table-cell>
        </table:table-row>
        <table:table-row table:style-name="Table2.1">
          <table:table-cell table:style-name="Table2.A1" office:value-type="string">
            <text:p text:style-name="P16">e-mail</text:p>
          </table:table-cell>
          <table:table-cell table:style-name="Table2.B1" office:value-type="string">
            <text:p text:style-name="P17">j.albert@data-in-motion.biz</text:p>
          </table:table-cell>
        </table:table-row>
      </table:table>
      <text:p text:style-name="P30"/>
      <text:h text:style-name="P114" text:outline-level="2">Acronyms and Abbreviations</text:h>
      <text:p text:style-name="P30"/>
      <text:h text:style-name="P114" text:outline-level="2">End of Document</text:h>
      <text:p text:style-name="P3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Ariel" svg:font-family="Arie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nsolas" svg:font-family="Consola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1"><draw:image xlink:href="Pictures/1000020100000427000001D8F15A104ED15BFC5C.png" xlink:type="simple" xlink:show="embed" xlink:actuate="onLoad" loext:mime-type="image/png"/></draw:frame><text:tab/><text:user-defined style:data-style-name="N0" text:name="RFC Title">RFC 242 - Condition Service</text:user-defined><text:tab/>Page <text:page-number text:select-page="current">10</text:page-number><text:s/>of <text:page-count style:num-format="1">12</text:page-count></text:p>
        <text:p text:style-name="Header"/>
        <text:p text:style-name="Header"><text:tab/>Draft<text:tab/> <text:modification-date style:data-style-name="N76">May 24, 2019</text:modification-date></text:p>
      </style:header>
      <style:footer>
        <text:p text:style-name="MP1">Copyright © <text:span text:style-name="MT1">OSGi Alliance </text:span><text:span text:style-name="MT1"><text:modification-date style:data-style-name="N121">2019</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9</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Windows_x86 LibreOffice_project/ea7cb86e6eeb2bf3a5af73a8f7777ac570321527</meta:generator>
    <meta:creation-date>2019-04-11T17:00:34.042000000</meta:creation-date>
    <meta:editing-cycles>13</meta:editing-cycles>
    <meta:editing-duration>P1DT21H26M16S</meta:editing-duration>
    <dc:date>2019-05-24T17:57:42.733000000</dc:date>
    <meta:document-statistic meta:table-count="4" meta:image-count="2" meta:object-count="0" meta:page-count="12" meta:paragraph-count="242" meta:word-count="3052" meta:character-count="20422" meta:non-whitespace-character-count="17492"/>
    <meta:user-defined meta:name="Info"/>
    <meta:user-defined meta:name="Info 3"/>
    <meta:user-defined meta:name="Info 4"/>
    <meta:user-defined meta:name="RFC Title">RFC 242 - Condition Service</meta:user-defined>
  </office:meta>
</office:document-meta>
</file>